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2.35in"/>
    </style:style>
    <style:style style:name="co11" style:family="table-column">
      <style:table-column-properties fo:break-before="auto" style:column-width="0.3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0">
      <style:text-properties fo:color="#000000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9">
      <style:table-cell-properties fo:border-bottom="0.74pt groove #000000" fo:background-color="#b2b2b2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113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 style:data-style-name="N2">
      <style:table-cell-properties fo:background-color="#b2b2b2"/>
      <style:text-properties fo:color="#000000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2">
      <style:table-cell-properties fo:background-color="#b2b2b2"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0">
      <style:table-cell-properties fo:background-color="#b2b2b2"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29">
      <style:table-cell-properties fo:border-bottom="0.74pt groove #000000" fo:background-color="#b2b2b2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38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2">
      <style:table-cell-properties fo:background-color="#b2b2b2"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 style:data-style-name="N129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43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44" style:family="table-cell" style:parent-style-name="Default" style:data-style-name="N2">
      <style:table-cell-properties fo:background-color="#b2b2b2"/>
      <style:text-properties fo:font-size="12pt" fo:font-weight="normal" style:font-size-asian="12pt" style:font-weight-asian="normal" style:font-size-complex="12pt" style:font-weight-complex="normal"/>
    </style:style>
    <style:style style:name="ce147" style:family="table-cell" style:parent-style-name="Default" style:data-style-name="N2">
      <style:table-cell-properties fo:background-color="#b2b2b2" fo:border="none"/>
      <style:text-properties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none" fo:background-color="#b2b2b2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font-size-asian="12pt" style:font-size-complex="12pt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0"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5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0">
      <style:table-cell-properties fo:background-color="#b2b2b2" fo:border="none"/>
      <style:text-properties fo:font-size="12pt" style:font-size-asian="12pt" style:font-size-complex="12pt"/>
    </style:style>
    <style:style style:name="ce197" style:family="table-cell" style:parent-style-name="Default">
      <style:table-cell-properties fo:background-color="#b2b2b2"/>
    </style:style>
    <style:style style:name="ce198" style:family="table-cell" style:parent-style-name="Default">
      <style:table-cell-properties fo:border-bottom="0.74pt groove #000000" fo:background-color="#b2b2b2" fo:border-left="none" fo:border-right="none" fo:border-top="none"/>
    </style:style>
    <style:style style:name="ce199" style:family="table-cell" style:parent-style-name="Default">
      <style:table-cell-properties fo:background-color="#b2b2b2" fo:border="none"/>
    </style:style>
    <style:style style:name="ce20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3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4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20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0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210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211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2" style:family="table-cell" style:parent-style-name="Default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213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214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text-underline-style="none" style:font-size-asian="12pt" style:font-size-complex="12pt"/>
    </style:style>
    <style:style style:name="ce215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18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number-columns-repeated="5" table:default-cell-style-name="ce9"/>
        <table:table-column table:style-name="co11" table:default-cell-style-name="ce9"/>
        <table:table-column table:style-name="co10" table:number-columns-repeated="4" table:default-cell-style-name="ce9"/>
        <table:table-column table:style-name="co9" table:number-columns-repeated="16340" table:default-cell-style-name="ce9"/>
        <table:table-row table:style-name="ro1">
          <table:table-cell table:style-name="ce1" office:value-type="string" calcext:value-type="string">
            <text:p>Comparisson</text:p>
          </table:table-cell>
          <table:table-cell table:style-name="ce29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60"/>
          <table:table-cell table:style-name="ce21" office:value-type="string" calcext:value-type="string" table:number-columns-spanned="2" table:number-rows-spanned="1">
            <text:p>Type</text:p>
          </table:table-cell>
          <table:covered-table-cell table:style-name="ce21"/>
          <table:table-cell table:style-name="ce98"/>
          <table:table-cell table:style-name="ce42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60"/>
          <table:table-cell table:style-name="ce103" office:value-type="string" calcext:value-type="string" table:number-columns-spanned="2" table:number-rows-spanned="1">
            <text:p>Type</text:p>
          </table:table-cell>
          <table:covered-table-cell table:style-name="ce109"/>
          <table:table-cell table:style-name="ce106" table:number-columns-spanned="2" table:number-rows-spanned="1"/>
          <table:covered-table-cell table:style-name="ce106"/>
          <table:table-cell table:style-name="ce150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33" table:number-columns-repeated="2"/>
          <table:table-cell table:style-name="ce120"/>
          <table:table-cell table:style-name="ce48"/>
          <table:table-cell table:style-name="ce35"/>
          <table:table-cell table:style-name="ce133" table:number-columns-repeated="3"/>
          <table:table-cell table:style-name="ce120"/>
          <table:table-cell table:style-name="ce150" table:number-columns-repeated="2"/>
          <table:table-cell table:style-name="ce197"/>
          <table:table-cell table:style-name="ce200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204" table:number-columns-repeated="2"/>
          <table:table-cell table:style-name="ce210"/>
          <table:table-cell table:style-name="ce209"/>
          <table:table-cell table:style-name="ce212"/>
          <table:table-cell table:style-name="ce204" table:number-columns-repeated="3"/>
          <table:table-cell table:style-name="ce214"/>
          <table:table-cell table:number-columns-repeated="16340"/>
        </table:table-row>
        <table:table-row table:style-name="ro1">
          <table:table-cell table:style-name="ce3" office:value-type="string" calcext:value-type="string">
            <text:p>Tweets</text:p>
          </table:table-cell>
          <table:table-cell table:style-name="ce42" office:value-type="string" calcext:value-type="string" table:number-columns-spanned="2" table:number-rows-spanned="1">
            <text:p>F1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P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R</text:p>
          </table:table-cell>
          <table:covered-table-cell table:style-name="ce60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21"/>
          <table:table-cell table:style-name="ce98"/>
          <table:table-cell table:style-name="ce42" office:value-type="string" calcext:value-type="string" table:number-columns-spanned="2" table:number-rows-spanned="1">
            <text:p>F1</text:p>
          </table:table-cell>
          <table:covered-table-cell table:style-name="ce60"/>
          <table:table-cell table:style-name="ce102" office:value-type="string" calcext:value-type="string" table:number-columns-spanned="2" table:number-rows-spanned="1">
            <text:p>P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R</text:p>
          </table:table-cell>
          <table:covered-table-cell table:style-name="ce60"/>
          <table:table-cell table:style-name="ce103" office:value-type="string" calcext:value-type="string" table:number-columns-spanned="2" table:number-rows-spanned="1">
            <text:p>F1</text:p>
          </table:table-cell>
          <table:covered-table-cell table:style-name="ce109"/>
          <table:table-cell table:style-name="ce110" table:number-columns-spanned="2" table:number-rows-spanned="1"/>
          <table:covered-table-cell table:style-name="ce106"/>
          <table:table-cell table:style-name="ce150"/>
          <table:table-cell table:style-name="ce44" table:formula="of:=IF([.A2]&lt;&gt;&quot;&quot;; [.A2]; &quot;&quot;)" office:value-type="string" office:string-value="Tweets" calcext:value-type="string">
            <text:p>Tweets</text:p>
          </table:table-cell>
          <table:table-cell table:style-name="ce26" office:value-type="string" calcext:value-type="string" table:number-columns-spanned="3" table:number-rows-spanned="1">
            <text:p>Strict Match</text:p>
          </table:table-cell>
          <table:covered-table-cell table:style-name="ce26"/>
          <table:covered-table-cell table:style-name="ce179"/>
          <table:table-cell table:style-name="ce179" office:value-type="string" calcext:value-type="string">
            <text:p>Type</text:p>
          </table:table-cell>
          <table:table-cell table:style-name="ce35"/>
          <table:table-cell table:style-name="ce26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26"/>
          <table:table-cell table:style-name="ce12" office:value-type="string" calcext:value-type="string">
            <text:p>Type</text:p>
          </table:table-cell>
          <table:table-cell table:style-name="ce150" table:number-columns-repeated="2"/>
          <table:table-cell table:style-name="ce197"/>
          <table:table-cell table:style-name="ce200" table:formula="of:=IF([.A2]&lt;&gt;&quot;&quot;; [.A2]; &quot;&quot;)" office:value-type="string" office:string-value="Tweets" calcext:value-type="string">
            <text:p>Tweets</text:p>
          </table:table-cell>
          <table:table-cell table:style-name="ce205" office:value-type="string" calcext:value-type="string" table:number-columns-spanned="3" table:number-rows-spanned="1">
            <text:p>Strict Match</text:p>
          </table:table-cell>
          <table:covered-table-cell table:style-name="ce205"/>
          <table:covered-table-cell table:style-name="ce208"/>
          <table:table-cell table:style-name="ce208" office:value-type="string" calcext:value-type="string">
            <text:p>Type</text:p>
          </table:table-cell>
          <table:table-cell table:style-name="ce212"/>
          <table:table-cell table:style-name="ce205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205"/>
          <table:table-cell table:style-name="ce215" office:value-type="string" calcext:value-type="string">
            <text:p>Type</text:p>
          </table:table-cell>
          <table:table-cell table:number-columns-repeated="16340"/>
        </table:table-row>
        <table:table-row table:style-name="ro1">
          <table:table-cell table:style-name="ce1"/>
          <table:table-cell table:style-name="ce34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89"/>
          <table:table-cell table:style-name="ce34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34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111"/>
          <table:table-cell table:style-name="ce132"/>
          <table:table-cell table:style-name="ce150"/>
          <table:table-cell table:style-name="ce44" table:formula="of:=IF([.A3]&lt;&gt;&quot;&quot;; [.A3]; &quot;&quot;)">
            <text:p/>
          </table:table-cell>
          <table:table-cell table:style-name="ce26" office:value-type="string" calcext:value-type="string">
            <text:p>F1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R</text:p>
          </table:table-cell>
          <table:table-cell table:style-name="ce179" office:value-type="string" calcext:value-type="string">
            <text:p>F1</text:p>
          </table:table-cell>
          <table:table-cell table:style-name="ce35"/>
          <table:table-cell table:style-name="ce179" office:value-type="string" calcext:value-type="string">
            <text:p>F1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R</text:p>
          </table:table-cell>
          <table:table-cell table:style-name="ce12" office:value-type="string" calcext:value-type="string">
            <text:p>F1</text:p>
          </table:table-cell>
          <table:table-cell table:style-name="ce106" table:number-columns-repeated="2"/>
          <table:table-cell table:style-name="ce197"/>
          <table:table-cell table:style-name="ce200" table:formula="of:=IF([.A3]&lt;&gt;&quot;&quot;; [.A3]; &quot;&quot;)">
            <text:p/>
          </table:table-cell>
          <table:table-cell table:style-name="ce205" office:value-type="string" calcext:value-type="string">
            <text:p>F1</text:p>
          </table:table-cell>
          <table:table-cell table:style-name="ce208" office:value-type="string" calcext:value-type="string">
            <text:p>P</text:p>
          </table:table-cell>
          <table:table-cell table:style-name="ce208" office:value-type="string" calcext:value-type="string">
            <text:p>R</text:p>
          </table:table-cell>
          <table:table-cell table:style-name="ce208" office:value-type="string" calcext:value-type="string">
            <text:p>F1</text:p>
          </table:table-cell>
          <table:table-cell table:style-name="ce212"/>
          <table:table-cell table:style-name="ce208" office:value-type="string" calcext:value-type="string">
            <text:p>F1</text:p>
          </table:table-cell>
          <table:table-cell table:style-name="ce208" office:value-type="string" calcext:value-type="string">
            <text:p>P</text:p>
          </table:table-cell>
          <table:table-cell table:style-name="ce208" office:value-type="string" calcext:value-type="string">
            <text:p>R</text:p>
          </table:table-cell>
          <table:table-cell table:style-name="ce216" office:value-type="string" calcext:value-type="string">
            <text:p>F1</text:p>
          </table:table-cell>
          <table:table-cell table:number-columns-repeated="16340"/>
        </table:table-row>
        <table:table-row table:style-name="ro1">
          <table:table-cell table:style-name="ce4"/>
          <table:table-cell table:style-name="ce36" table:number-columns-repeated="2"/>
          <table:table-cell table:style-name="ce76"/>
          <table:table-cell table:style-name="ce36"/>
          <table:table-cell table:style-name="ce76"/>
          <table:table-cell table:style-name="ce96"/>
          <table:table-cell table:style-name="ce36"/>
          <table:table-cell table:style-name="ce96" table:number-columns-repeated="2"/>
          <table:table-cell table:style-name="ce36"/>
          <table:table-cell table:style-name="ce96"/>
          <table:table-cell table:style-name="ce36" table:number-columns-repeated="2"/>
          <table:table-cell table:style-name="ce76"/>
          <table:table-cell table:style-name="ce96"/>
          <table:table-cell table:style-name="ce76"/>
          <table:table-cell table:style-name="ce96"/>
          <table:table-cell table:style-name="ce112"/>
          <table:table-cell table:style-name="ce137" table:number-columns-repeated="2"/>
          <table:table-cell table:style-name="ce157" table:formula="of:=IF([.A4]&lt;&gt;&quot;&quot;; [.A4]; &quot;&quot;)">
            <text:p/>
          </table:table-cell>
          <table:table-cell table:style-name="ce133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56"/>
          <table:table-cell table:style-name="ce150" table:number-columns-repeated="2"/>
          <table:table-cell table:style-name="ce197"/>
          <table:table-cell table:style-name="ce201" table:formula="of:=IF([.A4]&lt;&gt;&quot;&quot;; [.A4]; &quot;&quot;)">
            <text:p/>
          </table:table-cell>
          <table:table-cell table:style-name="ce206"/>
          <table:table-cell table:style-name="ce209" table:number-columns-repeated="3"/>
          <table:table-cell table:style-name="ce213"/>
          <table:table-cell table:style-name="ce209" table:number-columns-repeated="3"/>
          <table:table-cell table:style-name="ce217"/>
          <table:table-cell table:number-columns-repeated="16340"/>
        </table:table-row>
        <table:table-row table:style-name="ro1">
          <table:table-cell table:style-name="ce1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80"/>
          <table:table-cell table:style-name="ce27"/>
          <table:table-cell table:style-name="ce80" table:number-columns-repeated="2"/>
          <table:table-cell table:style-name="ce55"/>
          <table:table-cell table:style-name="ce80"/>
          <table:table-cell table:style-name="ce55"/>
          <table:table-cell table:style-name="ce80"/>
          <table:table-cell table:style-name="ce27"/>
          <table:table-cell table:style-name="ce80"/>
          <table:table-cell table:style-name="ce27"/>
          <table:table-cell table:style-name="ce80"/>
          <table:table-cell table:style-name="ce113"/>
          <table:table-cell table:style-name="ce138"/>
          <table:table-cell table:style-name="ce151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95" table:number-columns-repeated="2"/>
          <table:table-cell table:style-name="ce197"/>
          <table:table-cell table:style-name="ce200" table:formula="of:=IF([.A5]&lt;&gt;&quot;&quot;; [.A5]; &quot;&quot;)">
            <text:p/>
          </table:table-cell>
          <table:table-cell table:style-name="ce207" table:number-columns-repeated="3"/>
          <table:table-cell table:style-name="ce211"/>
          <table:table-cell table:style-name="ce212"/>
          <table:table-cell table:style-name="ce207" table:number-columns-repeated="3"/>
          <table:table-cell table:style-name="ce218"/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Bert-base</text:p>
          </table:table-cell>
          <table:table-cell table:style-name="ce39" office:value-type="float" office:value="88.4118534234375" calcext:value-type="float">
            <text:p>88.41</text:p>
          </table:table-cell>
          <table:table-cell table:style-name="ce86" office:value-type="float" office:value="2.56769174403146" calcext:value-type="float">
            <text:p>2.57</text:p>
          </table:table-cell>
          <table:table-cell table:style-name="ce71" office:value-type="float" office:value="88.1505849407149" calcext:value-type="float">
            <text:p>88.15</text:p>
          </table:table-cell>
          <table:table-cell table:style-name="ce65" office:value-type="float" office:value="3.29290891952933" calcext:value-type="float">
            <text:p>3.29</text:p>
          </table:table-cell>
          <table:table-cell table:style-name="ce39" office:value-type="float" office:value="88.7261693644346" calcext:value-type="float">
            <text:p>88.73</text:p>
          </table:table-cell>
          <table:table-cell table:style-name="ce86" office:value-type="float" office:value="2.62023192303346" calcext:value-type="float">
            <text:p>2.62</text:p>
          </table:table-cell>
          <table:table-cell table:style-name="ce71" office:value-type="float" office:value="85.4980719865169" calcext:value-type="float">
            <text:p>85.50</text:p>
          </table:table-cell>
          <table:table-cell table:style-name="ce71" office:value-type="float" office:value="2.52312918479483" calcext:value-type="float">
            <text:p>2.52</text:p>
          </table:table-cell>
          <table:table-cell table:style-name="ce94"/>
          <table:table-cell table:style-name="ce65" office:value-type="float" office:value="94.9921909498528" calcext:value-type="float">
            <text:p>94.99</text:p>
          </table:table-cell>
          <table:table-cell table:style-name="ce71" office:value-type="float" office:value="1.82441107471742" calcext:value-type="float">
            <text:p>1.82</text:p>
          </table:table-cell>
          <table:table-cell table:style-name="ce39" office:value-type="float" office:value="94.7146660640821" calcext:value-type="float">
            <text:p>94.71</text:p>
          </table:table-cell>
          <table:table-cell table:style-name="ce86" office:value-type="float" office:value="2.94505165400605" calcext:value-type="float">
            <text:p>2.95</text:p>
          </table:table-cell>
          <table:table-cell table:style-name="ce65" office:value-type="float" office:value="95.3264001030496" calcext:value-type="float">
            <text:p>95.33</text:p>
          </table:table-cell>
          <table:table-cell table:style-name="ce71" office:value-type="float" office:value="1.75676723134864" calcext:value-type="float">
            <text:p>1.76</text:p>
          </table:table-cell>
          <table:table-cell table:style-name="ce39" office:value-type="float" office:value="90.2551475348369" calcext:value-type="float">
            <text:p>90.26</text:p>
          </table:table-cell>
          <table:table-cell table:style-name="ce86" office:value-type="float" office:value="3.2900239693859" calcext:value-type="float">
            <text:p>3.29</text:p>
          </table:table-cell>
          <table:table-cell table:style-name="ce126"/>
          <table:table-cell table:style-name="ce139"/>
          <table:table-cell table:style-name="ce150"/>
          <table:table-cell table:style-name="ce125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70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88.41_{\pm 2.57}$ " calcext:value-type="string">
            <text:p><text:s/>$88.41_{\pm 2.57}$ </text:p>
          </table:table-cell>
          <table:table-cell table:style-name="ce129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88.15_{\pm 3.29}$ " calcext:value-type="string">
            <text:p><text:s/>$88.15_{\pm 3.29}$ </text:p>
          </table:table-cell>
          <table:table-cell table:style-name="ce127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88.73_{\pm 2.62}$ " calcext:value-type="string">
            <text:p><text:s/>$88.73_{\pm 2.62}$ </text:p>
          </table:table-cell>
          <table:table-cell table:style-name="ce129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5.50_{\pm 2.52}$ " calcext:value-type="string">
            <text:p><text:s/>$85.50_{\pm 2.52}$ </text:p>
          </table:table-cell>
          <table:table-cell table:style-name="ce174"/>
          <table:table-cell table:style-name="ce129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4.99_{\pm 1.82}$ " calcext:value-type="string">
            <text:p><text:s/>$94.99_{\pm 1.82}$ </text:p>
          </table:table-cell>
          <table:table-cell table:style-name="ce12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4.71_{\pm 2.95}$ " calcext:value-type="string">
            <text:p><text:s/>$94.71_{\pm 2.95}$ </text:p>
          </table:table-cell>
          <table:table-cell table:style-name="ce129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5.33_{\pm 1.76}$ " calcext:value-type="string">
            <text:p><text:s/>$95.33_{\pm 1.76}$ </text:p>
          </table:table-cell>
          <table:table-cell table:style-name="ce127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0.26_{\pm 3.29}$ " calcext:value-type="string">
            <text:p><text:s/>$90.26_{\pm 3.29}$ </text:p>
          </table:table-cell>
          <table:table-cell table:style-name="ce195" table:number-columns-repeated="2"/>
          <table:table-cell table:style-name="ce197"/>
          <table:table-cell table:style-name="ce202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70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88.41}_{\bm{\pm2.57}}$" calcext:value-type="string">
            <text:p>$\bm{88.41}_{\bm{\pm2.57}}$</text:p>
          </table:table-cell>
          <table:table-cell table:style-name="ce129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88.15}_{\bm{\pm3.29}}$" calcext:value-type="string">
            <text:p>$\bm{88.15}_{\bm{\pm3.29}}$</text:p>
          </table:table-cell>
          <table:table-cell table:style-name="ce127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88.73}_{\bm{\pm2.62}}$" calcext:value-type="string">
            <text:p>$\bm{88.73}_{\bm{\pm2.62}}$</text:p>
          </table:table-cell>
          <table:table-cell table:style-name="ce129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85.50}_{\bm{\pm2.52}}$" calcext:value-type="string">
            <text:p>$\bm{85.50}_{\bm{\pm2.52}}$</text:p>
          </table:table-cell>
          <table:table-cell table:style-name="ce174"/>
          <table:table-cell table:style-name="ce129" table:formula="of:=IF(AND([.K6]&lt;&gt;&quot;n/a&quot;;[.L6]&lt;&gt;&quot;n/a&quot;); IF(AND([.K6]&lt;&gt;&quot;,C6&lt;&gt;&quot;); &quot;$\bm{&quot; &amp; TEXT([.K6]; &quot;0.00&quot;) &amp; &quot;}_{\bm{\pm&quot; &amp; TEXT([.L6]; &quot;0.00&quot;) &amp; &quot;}}$&quot;; &quot;&quot;); &quot;n/a&quot;)" office:value-type="string" office:string-value="$\bm{94.99}_{\bm{\pm1.82}}$" calcext:value-type="string">
            <text:p>$\bm{94.99}_{\bm{\pm1.82}}$</text:p>
          </table:table-cell>
          <table:table-cell table:style-name="ce127" table:formula="of:=IF(AND([.M6]&lt;&gt;&quot;n/a&quot;;[.N6]&lt;&gt;&quot;n/a&quot;); IF(AND([.M6]&lt;&gt;&quot;,C6&lt;&gt;&quot;); &quot;$\bm{&quot; &amp; TEXT([.M6]; &quot;0.00&quot;) &amp; &quot;}_{\bm{\pm&quot; &amp; TEXT([.N6]; &quot;0.00&quot;) &amp; &quot;}}$&quot;; &quot;&quot;); &quot;n/a&quot;)" office:value-type="string" office:string-value="$\bm{94.71}_{\bm{\pm2.95}}$" calcext:value-type="string">
            <text:p>$\bm{94.71}_{\bm{\pm2.95}}$</text:p>
          </table:table-cell>
          <table:table-cell table:style-name="ce129" table:formula="of:=IF(AND([.O6]&lt;&gt;&quot;n/a&quot;;[.P6]&lt;&gt;&quot;n/a&quot;); IF(AND([.O6]&lt;&gt;&quot;,C6&lt;&gt;&quot;); &quot;$\bm{&quot; &amp; TEXT([.O6]; &quot;0.00&quot;) &amp; &quot;}_{\bm{\pm&quot; &amp; TEXT([.P6]; &quot;0.00&quot;) &amp; &quot;}}$&quot;; &quot;&quot;); &quot;n/a&quot;)" office:value-type="string" office:string-value="$\bm{95.33}_{\bm{\pm1.76}}$" calcext:value-type="string">
            <text:p>$\bm{95.33}_{\bm{\pm1.76}}$</text:p>
          </table:table-cell>
          <table:table-cell table:style-name="ce127" table:formula="of:=IF(AND([.Q6]&lt;&gt;&quot;n/a&quot;;[.R6]&lt;&gt;&quot;n/a&quot;); IF(AND([.Q6]&lt;&gt;&quot;,C6&lt;&gt;&quot;); &quot;$\bm{&quot; &amp; TEXT([.Q6]; &quot;0.00&quot;) &amp; &quot;}_{\bm{\pm&quot; &amp; TEXT([.R6]; &quot;0.00&quot;) &amp; &quot;}}$&quot;; &quot;&quot;); &quot;n/a&quot;)" office:value-type="string" office:string-value="$\bm{90.26}_{\bm{\pm3.29}}$" calcext:value-type="string">
            <text:p>$\bm{90.26}_{\bm{\pm3.29}}$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Bert-large</text:p>
          </table:table-cell>
          <table:table-cell table:style-name="ce32" office:value-type="float" office:value="87.9635516148393" calcext:value-type="float">
            <text:p>87.96</text:p>
          </table:table-cell>
          <table:table-cell table:style-name="ce75" office:value-type="float" office:value="2.92526168620684" calcext:value-type="float">
            <text:p>2.93</text:p>
          </table:table-cell>
          <table:table-cell table:style-name="ce70" office:value-type="float" office:value="87.2754242495349" calcext:value-type="float">
            <text:p>87.28</text:p>
          </table:table-cell>
          <table:table-cell table:style-name="ce61" office:value-type="float" office:value="4.24325836173125" calcext:value-type="float">
            <text:p>4.24</text:p>
          </table:table-cell>
          <table:table-cell table:style-name="ce32" office:value-type="float" office:value="88.7282421837049" calcext:value-type="float">
            <text:p>88.73</text:p>
          </table:table-cell>
          <table:table-cell table:style-name="ce75" office:value-type="float" office:value="1.98345161422169" calcext:value-type="float">
            <text:p>1.98</text:p>
          </table:table-cell>
          <table:table-cell table:style-name="ce70" office:value-type="float" office:value="84.8767978101587" calcext:value-type="float">
            <text:p>84.88</text:p>
          </table:table-cell>
          <table:table-cell table:style-name="ce70" office:value-type="float" office:value="3.4156141321918" calcext:value-type="float">
            <text:p>3.42</text:p>
          </table:table-cell>
          <table:table-cell table:style-name="ce91"/>
          <table:table-cell table:style-name="ce61" office:value-type="float" office:value="94.7369372491191" calcext:value-type="float">
            <text:p>94.74</text:p>
          </table:table-cell>
          <table:table-cell table:style-name="ce70" office:value-type="float" office:value="1.5118594515718" calcext:value-type="float">
            <text:p>1.51</text:p>
          </table:table-cell>
          <table:table-cell table:style-name="ce32" office:value-type="float" office:value="93.9707761224916" calcext:value-type="float">
            <text:p>93.97</text:p>
          </table:table-cell>
          <table:table-cell table:style-name="ce75" office:value-type="float" office:value="3.02788501309373" calcext:value-type="float">
            <text:p>3.03</text:p>
          </table:table-cell>
          <table:table-cell table:style-name="ce70" office:value-type="float" office:value="95.5877659821898" calcext:value-type="float">
            <text:p>95.59</text:p>
          </table:table-cell>
          <table:table-cell table:style-name="ce70" office:value-type="float" office:value="1.28813525980284" calcext:value-type="float">
            <text:p>1.29</text:p>
          </table:table-cell>
          <table:table-cell table:style-name="ce32" office:value-type="float" office:value="90.1571283595855" calcext:value-type="float">
            <text:p>90.16</text:p>
          </table:table-cell>
          <table:table-cell table:style-name="ce75" office:value-type="float" office:value="2.53077876340068" calcext:value-type="float">
            <text:p>2.53</text:p>
          </table:table-cell>
          <table:table-cell table:style-name="ce126"/>
          <table:table-cell table:style-name="ce140"/>
          <table:table-cell table:style-name="ce150"/>
          <table:table-cell table:style-name="ce125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70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87.96_{\pm 2.93}$ " calcext:value-type="string">
            <text:p><text:s/>$87.96_{\pm 2.93}$ </text:p>
          </table:table-cell>
          <table:table-cell table:style-name="ce129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87.28_{\pm 4.24}$ " calcext:value-type="string">
            <text:p><text:s/>$87.28_{\pm 4.24}$ </text:p>
          </table:table-cell>
          <table:table-cell table:style-name="ce127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88.73_{\pm 1.98}$ " calcext:value-type="string">
            <text:p><text:s/>$88.73_{\pm 1.98}$ </text:p>
          </table:table-cell>
          <table:table-cell table:style-name="ce129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4.88_{\pm 3.42}$ " calcext:value-type="string">
            <text:p><text:s/>$84.88_{\pm 3.42}$ </text:p>
          </table:table-cell>
          <table:table-cell table:style-name="ce174"/>
          <table:table-cell table:style-name="ce129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4.74_{\pm 1.51}$ " calcext:value-type="string">
            <text:p><text:s/>$94.74_{\pm 1.51}$ </text:p>
          </table:table-cell>
          <table:table-cell table:style-name="ce12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97_{\pm 3.03}$ " calcext:value-type="string">
            <text:p><text:s/>$93.97_{\pm 3.03}$ </text:p>
          </table:table-cell>
          <table:table-cell table:style-name="ce129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5.59_{\pm 1.29}$ " calcext:value-type="string">
            <text:p><text:s/>$95.59_{\pm 1.29}$ </text:p>
          </table:table-cell>
          <table:table-cell table:style-name="ce127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0.16_{\pm 2.53}$ " calcext:value-type="string">
            <text:p><text:s/>$90.16_{\pm 2.53}$ </text:p>
          </table:table-cell>
          <table:table-cell table:style-name="ce195" table:number-columns-repeated="2"/>
          <table:table-cell table:style-name="ce197"/>
          <table:table-cell table:style-name="ce202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70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87.96}_{\bm{\pm2.93}}$" calcext:value-type="string">
            <text:p>$\bm{87.96}_{\bm{\pm2.93}}$</text:p>
          </table:table-cell>
          <table:table-cell table:style-name="ce129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87.28}_{\bm{\pm4.24}}$" calcext:value-type="string">
            <text:p>$\bm{87.28}_{\bm{\pm4.24}}$</text:p>
          </table:table-cell>
          <table:table-cell table:style-name="ce127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88.73}_{\bm{\pm1.98}}$" calcext:value-type="string">
            <text:p>$\bm{88.73}_{\bm{\pm1.98}}$</text:p>
          </table:table-cell>
          <table:table-cell table:style-name="ce129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84.88}_{\bm{\pm3.42}}$" calcext:value-type="string">
            <text:p>$\bm{84.88}_{\bm{\pm3.42}}$</text:p>
          </table:table-cell>
          <table:table-cell table:style-name="ce174"/>
          <table:table-cell table:style-name="ce129" table:formula="of:=IF(AND([.K7]&lt;&gt;&quot;n/a&quot;;[.L7]&lt;&gt;&quot;n/a&quot;); IF(AND([.K7]&lt;&gt;&quot;,C6&lt;&gt;&quot;); &quot;$\bm{&quot; &amp; TEXT([.K7]; &quot;0.00&quot;) &amp; &quot;}_{\bm{\pm&quot; &amp; TEXT([.L7]; &quot;0.00&quot;) &amp; &quot;}}$&quot;; &quot;&quot;); &quot;n/a&quot;)" office:value-type="string" office:string-value="$\bm{94.74}_{\bm{\pm1.51}}$" calcext:value-type="string">
            <text:p>$\bm{94.74}_{\bm{\pm1.51}}$</text:p>
          </table:table-cell>
          <table:table-cell table:style-name="ce127" table:formula="of:=IF(AND([.M7]&lt;&gt;&quot;n/a&quot;;[.N7]&lt;&gt;&quot;n/a&quot;); IF(AND([.M7]&lt;&gt;&quot;,C6&lt;&gt;&quot;); &quot;$\bm{&quot; &amp; TEXT([.M7]; &quot;0.00&quot;) &amp; &quot;}_{\bm{\pm&quot; &amp; TEXT([.N7]; &quot;0.00&quot;) &amp; &quot;}}$&quot;; &quot;&quot;); &quot;n/a&quot;)" office:value-type="string" office:string-value="$\bm{93.97}_{\bm{\pm3.03}}$" calcext:value-type="string">
            <text:p>$\bm{93.97}_{\bm{\pm3.03}}$</text:p>
          </table:table-cell>
          <table:table-cell table:style-name="ce129" table:formula="of:=IF(AND([.O7]&lt;&gt;&quot;n/a&quot;;[.P7]&lt;&gt;&quot;n/a&quot;); IF(AND([.O7]&lt;&gt;&quot;,C6&lt;&gt;&quot;); &quot;$\bm{&quot; &amp; TEXT([.O7]; &quot;0.00&quot;) &amp; &quot;}_{\bm{\pm&quot; &amp; TEXT([.P7]; &quot;0.00&quot;) &amp; &quot;}}$&quot;; &quot;&quot;); &quot;n/a&quot;)" office:value-type="string" office:string-value="$\bm{95.59}_{\bm{\pm1.29}}$" calcext:value-type="string">
            <text:p>$\bm{95.59}_{\bm{\pm1.29}}$</text:p>
          </table:table-cell>
          <table:table-cell table:style-name="ce127" table:formula="of:=IF(AND([.Q7]&lt;&gt;&quot;n/a&quot;;[.R7]&lt;&gt;&quot;n/a&quot;); IF(AND([.Q7]&lt;&gt;&quot;,C6&lt;&gt;&quot;); &quot;$\bm{&quot; &amp; TEXT([.Q7]; &quot;0.00&quot;) &amp; &quot;}_{\bm{\pm&quot; &amp; TEXT([.R7]; &quot;0.00&quot;) &amp; &quot;}}$&quot;; &quot;&quot;); &quot;n/a&quot;)" office:value-type="string" office:string-value="$\bm{90.16}_{\bm{\pm2.53}}$" calcext:value-type="string">
            <text:p>$\bm{90.16}_{\bm{\pm2.53}}$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mBert</text:p>
          </table:table-cell>
          <table:table-cell table:style-name="ce32" office:value-type="float" office:value="88.3504095621654" calcext:value-type="float">
            <text:p>88.35</text:p>
          </table:table-cell>
          <table:table-cell table:style-name="ce75" office:value-type="float" office:value="3.1244707105561" calcext:value-type="float">
            <text:p>3.12</text:p>
          </table:table-cell>
          <table:table-cell table:style-name="ce70" office:value-type="float" office:value="87.3662400955558" calcext:value-type="float">
            <text:p>87.37</text:p>
          </table:table-cell>
          <table:table-cell table:style-name="ce61" office:value-type="float" office:value="3.59555817126055" calcext:value-type="float">
            <text:p>3.60</text:p>
          </table:table-cell>
          <table:table-cell table:style-name="ce32" office:value-type="float" office:value="89.3955816587178" calcext:value-type="float">
            <text:p>89.40</text:p>
          </table:table-cell>
          <table:table-cell table:style-name="ce75" office:value-type="float" office:value="3.15408335145938" calcext:value-type="float">
            <text:p>3.15</text:p>
          </table:table-cell>
          <table:table-cell table:style-name="ce70" office:value-type="float" office:value="85.3739024339443" calcext:value-type="float">
            <text:p>85.37</text:p>
          </table:table-cell>
          <table:table-cell table:style-name="ce70" office:value-type="float" office:value="3.42984266793344" calcext:value-type="float">
            <text:p>3.43</text:p>
          </table:table-cell>
          <table:table-cell table:style-name="ce91"/>
          <table:table-cell table:style-name="ce61" office:value-type="float" office:value="93.9413978123898" calcext:value-type="float">
            <text:p>93.94</text:p>
          </table:table-cell>
          <table:table-cell table:style-name="ce70" office:value-type="float" office:value="1.96469578420727" calcext:value-type="float">
            <text:p>1.96</text:p>
          </table:table-cell>
          <table:table-cell table:style-name="ce32" office:value-type="float" office:value="92.8948337081036" calcext:value-type="float">
            <text:p>92.89</text:p>
          </table:table-cell>
          <table:table-cell table:style-name="ce75" office:value-type="float" office:value="2.73514977735983" calcext:value-type="float">
            <text:p>2.74</text:p>
          </table:table-cell>
          <table:table-cell table:style-name="ce70" office:value-type="float" office:value="95.052542762371" calcext:value-type="float">
            <text:p>95.05</text:p>
          </table:table-cell>
          <table:table-cell table:style-name="ce70" office:value-type="float" office:value="1.97890947809459" calcext:value-type="float">
            <text:p>1.98</text:p>
          </table:table-cell>
          <table:table-cell table:style-name="ce32" office:value-type="float" office:value="89.8979117092414" calcext:value-type="float">
            <text:p>89.90</text:p>
          </table:table-cell>
          <table:table-cell table:style-name="ce75" office:value-type="float" office:value="3.52228853067635" calcext:value-type="float">
            <text:p>3.52</text:p>
          </table:table-cell>
          <table:table-cell table:style-name="ce126"/>
          <table:table-cell table:style-name="ce142" table:number-columns-repeated="2"/>
          <table:table-cell table:style-name="ce163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70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8.35_{\pm 3.12}$ " calcext:value-type="string">
            <text:p><text:s/>$88.35_{\pm 3.12}$ </text:p>
          </table:table-cell>
          <table:table-cell table:style-name="ce129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7.37_{\pm 3.60}$ " calcext:value-type="string">
            <text:p><text:s/>$87.37_{\pm 3.60}$ </text:p>
          </table:table-cell>
          <table:table-cell table:style-name="ce127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9.40_{\pm 3.15}$ " calcext:value-type="string">
            <text:p><text:s/>$89.40_{\pm 3.15}$ </text:p>
          </table:table-cell>
          <table:table-cell table:style-name="ce129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85.37_{\pm 3.43}$ " calcext:value-type="string">
            <text:p><text:s/>$85.37_{\pm 3.43}$ </text:p>
          </table:table-cell>
          <table:table-cell table:style-name="ce175"/>
          <table:table-cell table:style-name="ce129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3.94_{\pm 1.96}$ " calcext:value-type="string">
            <text:p><text:s/>$93.94_{\pm 1.96}$ </text:p>
          </table:table-cell>
          <table:table-cell table:style-name="ce12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2.89_{\pm 2.74}$ " calcext:value-type="string">
            <text:p><text:s/>$92.89_{\pm 2.74}$ </text:p>
          </table:table-cell>
          <table:table-cell table:style-name="ce129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95.05_{\pm 1.98}$ " calcext:value-type="string">
            <text:p><text:s/>$95.05_{\pm 1.98}$ </text:p>
          </table:table-cell>
          <table:table-cell table:style-name="ce127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89.90_{\pm 3.52}$ " calcext:value-type="string">
            <text:p><text:s/>$89.90_{\pm 3.52}$ </text:p>
          </table:table-cell>
          <table:table-cell table:style-name="ce195" table:number-columns-repeated="2"/>
          <table:table-cell table:style-name="ce197"/>
          <table:table-cell table:style-name="ce202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70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88.35}_{\bm{\pm3.12}}$" calcext:value-type="string">
            <text:p>$\bm{88.35}_{\bm{\pm3.12}}$</text:p>
          </table:table-cell>
          <table:table-cell table:style-name="ce129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87.37}_{\bm{\pm3.60}}$" calcext:value-type="string">
            <text:p>$\bm{87.37}_{\bm{\pm3.60}}$</text:p>
          </table:table-cell>
          <table:table-cell table:style-name="ce127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89.40}_{\bm{\pm3.15}}$" calcext:value-type="string">
            <text:p>$\bm{89.40}_{\bm{\pm3.15}}$</text:p>
          </table:table-cell>
          <table:table-cell table:style-name="ce129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85.37}_{\bm{\pm3.43}}$" calcext:value-type="string">
            <text:p>$\bm{85.37}_{\bm{\pm3.43}}$</text:p>
          </table:table-cell>
          <table:table-cell table:style-name="ce175"/>
          <table:table-cell table:style-name="ce129" table:formula="of:=IF(AND([.K8]&lt;&gt;&quot;n/a&quot;;[.L8]&lt;&gt;&quot;n/a&quot;); IF(AND([.K8]&lt;&gt;&quot;,C6&lt;&gt;&quot;); &quot;$\bm{&quot; &amp; TEXT([.K8]; &quot;0.00&quot;) &amp; &quot;}_{\bm{\pm&quot; &amp; TEXT([.L8]; &quot;0.00&quot;) &amp; &quot;}}$&quot;; &quot;&quot;); &quot;n/a&quot;)" office:value-type="string" office:string-value="$\bm{93.94}_{\bm{\pm1.96}}$" calcext:value-type="string">
            <text:p>$\bm{93.94}_{\bm{\pm1.96}}$</text:p>
          </table:table-cell>
          <table:table-cell table:style-name="ce127" table:formula="of:=IF(AND([.M8]&lt;&gt;&quot;n/a&quot;;[.N8]&lt;&gt;&quot;n/a&quot;); IF(AND([.M8]&lt;&gt;&quot;,C6&lt;&gt;&quot;); &quot;$\bm{&quot; &amp; TEXT([.M8]; &quot;0.00&quot;) &amp; &quot;}_{\bm{\pm&quot; &amp; TEXT([.N8]; &quot;0.00&quot;) &amp; &quot;}}$&quot;; &quot;&quot;); &quot;n/a&quot;)" office:value-type="string" office:string-value="$\bm{92.89}_{\bm{\pm2.74}}$" calcext:value-type="string">
            <text:p>$\bm{92.89}_{\bm{\pm2.74}}$</text:p>
          </table:table-cell>
          <table:table-cell table:style-name="ce129" table:formula="of:=IF(AND([.O8]&lt;&gt;&quot;n/a&quot;;[.P8]&lt;&gt;&quot;n/a&quot;); IF(AND([.O8]&lt;&gt;&quot;,C6&lt;&gt;&quot;); &quot;$\bm{&quot; &amp; TEXT([.O8]; &quot;0.00&quot;) &amp; &quot;}_{\bm{\pm&quot; &amp; TEXT([.P8]; &quot;0.00&quot;) &amp; &quot;}}$&quot;; &quot;&quot;); &quot;n/a&quot;)" office:value-type="string" office:string-value="$\bm{95.05}_{\bm{\pm1.98}}$" calcext:value-type="string">
            <text:p>$\bm{95.05}_{\bm{\pm1.98}}$</text:p>
          </table:table-cell>
          <table:table-cell table:style-name="ce127" table:formula="of:=IF(AND([.Q8]&lt;&gt;&quot;n/a&quot;;[.R8]&lt;&gt;&quot;n/a&quot;); IF(AND([.Q8]&lt;&gt;&quot;,C6&lt;&gt;&quot;); &quot;$\bm{&quot; &amp; TEXT([.Q8]; &quot;0.00&quot;) &amp; &quot;}_{\bm{\pm&quot; &amp; TEXT([.R8]; &quot;0.00&quot;) &amp; &quot;}}$&quot;; &quot;&quot;); &quot;n/a&quot;)" office:value-type="string" office:string-value="$\bm{89.90}_{\bm{\pm3.52}}$" calcext:value-type="string">
            <text:p>$\bm{89.90}_{\bm{\pm3.52}}$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Roberta-base</text:p>
          </table:table-cell>
          <table:table-cell table:style-name="ce32" office:value-type="float" office:value="89.9104011387627" calcext:value-type="float">
            <text:p>89.91</text:p>
          </table:table-cell>
          <table:table-cell table:style-name="ce75" office:value-type="float" office:value="2.64909203611597" calcext:value-type="float">
            <text:p>2.65</text:p>
          </table:table-cell>
          <table:table-cell table:style-name="ce70" office:value-type="float" office:value="88.668296451621" calcext:value-type="float">
            <text:p>88.67</text:p>
          </table:table-cell>
          <table:table-cell table:style-name="ce61" office:value-type="float" office:value="2.20402695825256" calcext:value-type="float">
            <text:p>2.20</text:p>
          </table:table-cell>
          <table:table-cell table:style-name="ce32" office:value-type="float" office:value="91.2377668789357" calcext:value-type="float">
            <text:p>91.24</text:p>
          </table:table-cell>
          <table:table-cell table:style-name="ce75" office:value-type="float" office:value="3.70413859760785" calcext:value-type="float">
            <text:p>3.70</text:p>
          </table:table-cell>
          <table:table-cell table:style-name="ce70" office:value-type="float" office:value="86.1191744764804" calcext:value-type="float">
            <text:p>86.12</text:p>
          </table:table-cell>
          <table:table-cell table:style-name="ce70" office:value-type="float" office:value="3.31533113166764" calcext:value-type="float">
            <text:p>3.32</text:p>
          </table:table-cell>
          <table:table-cell table:style-name="ce91"/>
          <table:table-cell table:style-name="ce61" office:value-type="float" office:value="94.8316093562956" calcext:value-type="float">
            <text:p>94.83</text:p>
          </table:table-cell>
          <table:table-cell table:style-name="ce70" office:value-type="float" office:value="1.79952867560032" calcext:value-type="float">
            <text:p>1.80</text:p>
          </table:table-cell>
          <table:table-cell table:style-name="ce32" office:value-type="float" office:value="93.5435393289428" calcext:value-type="float">
            <text:p>93.54</text:p>
          </table:table-cell>
          <table:table-cell table:style-name="ce75" office:value-type="float" office:value="2.20487384296808" calcext:value-type="float">
            <text:p>2.20</text:p>
          </table:table-cell>
          <table:table-cell table:style-name="ce70" office:value-type="float" office:value="96.2083796808705" calcext:value-type="float">
            <text:p>96.21</text:p>
          </table:table-cell>
          <table:table-cell table:style-name="ce70" office:value-type="float" office:value="2.51585257876192" calcext:value-type="float">
            <text:p>2.52</text:p>
          </table:table-cell>
          <table:table-cell table:style-name="ce32" office:value-type="float" office:value="90.1597550647432" calcext:value-type="float">
            <text:p>90.16</text:p>
          </table:table-cell>
          <table:table-cell table:style-name="ce75" office:value-type="float" office:value="2.56430651416325" calcext:value-type="float">
            <text:p>2.56</text:p>
          </table:table-cell>
          <table:table-cell table:style-name="ce126"/>
          <table:table-cell table:style-name="ce140"/>
          <table:table-cell table:style-name="ce150"/>
          <table:table-cell table:style-name="ce125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70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9.91_{\pm 2.65}$ " calcext:value-type="string">
            <text:p><text:s/>$89.91_{\pm 2.65}$ </text:p>
          </table:table-cell>
          <table:table-cell table:style-name="ce129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8.67_{\pm 2.20}$ " calcext:value-type="string">
            <text:p><text:s/>$88.67_{\pm 2.20}$ </text:p>
          </table:table-cell>
          <table:table-cell table:style-name="ce127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1.24_{\pm 3.70}$ " calcext:value-type="string">
            <text:p><text:s/>$91.24_{\pm 3.70}$ </text:p>
          </table:table-cell>
          <table:table-cell table:style-name="ce129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6.12_{\pm 3.32}$ " calcext:value-type="string">
            <text:p><text:s/>$86.12_{\pm 3.32}$ </text:p>
          </table:table-cell>
          <table:table-cell table:style-name="ce174"/>
          <table:table-cell table:style-name="ce129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4.83_{\pm 1.80}$ " calcext:value-type="string">
            <text:p><text:s/>$94.83_{\pm 1.80}$ </text:p>
          </table:table-cell>
          <table:table-cell table:style-name="ce12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3.54_{\pm 2.20}$ " calcext:value-type="string">
            <text:p><text:s/>$93.54_{\pm 2.20}$ </text:p>
          </table:table-cell>
          <table:table-cell table:style-name="ce129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96.21_{\pm 2.52}$ " calcext:value-type="string">
            <text:p><text:s/>$96.21_{\pm 2.52}$ </text:p>
          </table:table-cell>
          <table:table-cell table:style-name="ce127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90.16_{\pm 2.56}$ " calcext:value-type="string">
            <text:p><text:s/>$90.16_{\pm 2.56}$ </text:p>
          </table:table-cell>
          <table:table-cell table:style-name="ce195" table:number-columns-repeated="2"/>
          <table:table-cell table:style-name="ce197"/>
          <table:table-cell table:style-name="ce202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70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89.91}_{\bm{\pm2.65}}$" calcext:value-type="string">
            <text:p>$\bm{89.91}_{\bm{\pm2.65}}$</text:p>
          </table:table-cell>
          <table:table-cell table:style-name="ce129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88.67}_{\bm{\pm2.20}}$" calcext:value-type="string">
            <text:p>$\bm{88.67}_{\bm{\pm2.20}}$</text:p>
          </table:table-cell>
          <table:table-cell table:style-name="ce127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91.24}_{\bm{\pm3.70}}$" calcext:value-type="string">
            <text:p>$\bm{91.24}_{\bm{\pm3.70}}$</text:p>
          </table:table-cell>
          <table:table-cell table:style-name="ce129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86.12}_{\bm{\pm3.32}}$" calcext:value-type="string">
            <text:p>$\bm{86.12}_{\bm{\pm3.32}}$</text:p>
          </table:table-cell>
          <table:table-cell table:style-name="ce174"/>
          <table:table-cell table:style-name="ce129" table:formula="of:=IF(AND([.K9]&lt;&gt;&quot;n/a&quot;;[.L9]&lt;&gt;&quot;n/a&quot;); IF(AND([.K9]&lt;&gt;&quot;,C6&lt;&gt;&quot;); &quot;$\bm{&quot; &amp; TEXT([.K9]; &quot;0.00&quot;) &amp; &quot;}_{\bm{\pm&quot; &amp; TEXT([.L9]; &quot;0.00&quot;) &amp; &quot;}}$&quot;; &quot;&quot;); &quot;n/a&quot;)" office:value-type="string" office:string-value="$\bm{94.83}_{\bm{\pm1.80}}$" calcext:value-type="string">
            <text:p>$\bm{94.83}_{\bm{\pm1.80}}$</text:p>
          </table:table-cell>
          <table:table-cell table:style-name="ce127" table:formula="of:=IF(AND([.M9]&lt;&gt;&quot;n/a&quot;;[.N9]&lt;&gt;&quot;n/a&quot;); IF(AND([.M9]&lt;&gt;&quot;,C6&lt;&gt;&quot;); &quot;$\bm{&quot; &amp; TEXT([.M9]; &quot;0.00&quot;) &amp; &quot;}_{\bm{\pm&quot; &amp; TEXT([.N9]; &quot;0.00&quot;) &amp; &quot;}}$&quot;; &quot;&quot;); &quot;n/a&quot;)" office:value-type="string" office:string-value="$\bm{93.54}_{\bm{\pm2.20}}$" calcext:value-type="string">
            <text:p>$\bm{93.54}_{\bm{\pm2.20}}$</text:p>
          </table:table-cell>
          <table:table-cell table:style-name="ce129" table:formula="of:=IF(AND([.O9]&lt;&gt;&quot;n/a&quot;;[.P9]&lt;&gt;&quot;n/a&quot;); IF(AND([.O9]&lt;&gt;&quot;,C6&lt;&gt;&quot;); &quot;$\bm{&quot; &amp; TEXT([.O9]; &quot;0.00&quot;) &amp; &quot;}_{\bm{\pm&quot; &amp; TEXT([.P9]; &quot;0.00&quot;) &amp; &quot;}}$&quot;; &quot;&quot;); &quot;n/a&quot;)" office:value-type="string" office:string-value="$\bm{96.21}_{\bm{\pm2.52}}$" calcext:value-type="string">
            <text:p>$\bm{96.21}_{\bm{\pm2.52}}$</text:p>
          </table:table-cell>
          <table:table-cell table:style-name="ce127" table:formula="of:=IF(AND([.Q9]&lt;&gt;&quot;n/a&quot;;[.R9]&lt;&gt;&quot;n/a&quot;); IF(AND([.Q9]&lt;&gt;&quot;,C6&lt;&gt;&quot;); &quot;$\bm{&quot; &amp; TEXT([.Q9]; &quot;0.00&quot;) &amp; &quot;}_{\bm{\pm&quot; &amp; TEXT([.R9]; &quot;0.00&quot;) &amp; &quot;}}$&quot;; &quot;&quot;); &quot;n/a&quot;)" office:value-type="string" office:string-value="$\bm{90.16}_{\bm{\pm2.56}}$" calcext:value-type="string">
            <text:p>$\bm{90.16}_{\bm{\pm2.56}}$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Roberta-large</text:p>
          </table:table-cell>
          <table:table-cell table:style-name="ce32" office:value-type="float" office:value="88.6141807350481" calcext:value-type="float">
            <text:p>88.61</text:p>
          </table:table-cell>
          <table:table-cell table:style-name="ce75" office:value-type="float" office:value="3.37308999099123" calcext:value-type="float">
            <text:p>3.37</text:p>
          </table:table-cell>
          <table:table-cell table:style-name="ce70" office:value-type="float" office:value="87.4769760236437" calcext:value-type="float">
            <text:p>87.48</text:p>
          </table:table-cell>
          <table:table-cell table:style-name="ce61" office:value-type="float" office:value="2.82236595208088" calcext:value-type="float">
            <text:p>2.82</text:p>
          </table:table-cell>
          <table:table-cell table:style-name="ce32" office:value-type="float" office:value="89.8260205944118" calcext:value-type="float">
            <text:p>89.83</text:p>
          </table:table-cell>
          <table:table-cell table:style-name="ce75" office:value-type="float" office:value="4.3528747862963" calcext:value-type="float">
            <text:p>4.35</text:p>
          </table:table-cell>
          <table:table-cell table:style-name="ce70" office:value-type="float" office:value="85.1604908244542" calcext:value-type="float">
            <text:p>85.16</text:p>
          </table:table-cell>
          <table:table-cell table:style-name="ce70" office:value-type="float" office:value="3.63327134309396" calcext:value-type="float">
            <text:p>3.63</text:p>
          </table:table-cell>
          <table:table-cell table:style-name="ce91"/>
          <table:table-cell table:style-name="ce61" office:value-type="float" office:value="95.4266461917441" calcext:value-type="float">
            <text:p>95.43</text:p>
          </table:table-cell>
          <table:table-cell table:style-name="ce70" office:value-type="float" office:value="1.14562537487159" calcext:value-type="float">
            <text:p>1.15</text:p>
          </table:table-cell>
          <table:table-cell table:style-name="ce32" office:value-type="float" office:value="94.2292968172175" calcext:value-type="float">
            <text:p>94.23</text:p>
          </table:table-cell>
          <table:table-cell table:style-name="ce75" office:value-type="float" office:value="1.61647089581469" calcext:value-type="float">
            <text:p>1.62</text:p>
          </table:table-cell>
          <table:table-cell table:style-name="ce70" office:value-type="float" office:value="96.7032354559451" calcext:value-type="float">
            <text:p>96.70</text:p>
          </table:table-cell>
          <table:table-cell table:style-name="ce70" office:value-type="float" office:value="2.12440346984491" calcext:value-type="float">
            <text:p>2.12</text:p>
          </table:table-cell>
          <table:table-cell table:style-name="ce32" office:value-type="float" office:value="90.7343788154385" calcext:value-type="float">
            <text:p>90.73</text:p>
          </table:table-cell>
          <table:table-cell table:style-name="ce75" office:value-type="float" office:value="2.59827377871792" calcext:value-type="float">
            <text:p>2.60</text:p>
          </table:table-cell>
          <table:table-cell table:style-name="ce126"/>
          <table:table-cell table:style-name="ce140"/>
          <table:table-cell table:style-name="ce150"/>
          <table:table-cell table:style-name="ce125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70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88.61_{\pm 3.37}$ " calcext:value-type="string">
            <text:p><text:s/>$88.61_{\pm 3.37}$ </text:p>
          </table:table-cell>
          <table:table-cell table:style-name="ce129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7.48_{\pm 2.82}$ " calcext:value-type="string">
            <text:p><text:s/>$87.48_{\pm 2.82}$ </text:p>
          </table:table-cell>
          <table:table-cell table:style-name="ce127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89.83_{\pm 4.35}$ " calcext:value-type="string">
            <text:p><text:s/>$89.83_{\pm 4.35}$ </text:p>
          </table:table-cell>
          <table:table-cell table:style-name="ce129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85.16_{\pm 3.63}$ " calcext:value-type="string">
            <text:p><text:s/>$85.16_{\pm 3.63}$ </text:p>
          </table:table-cell>
          <table:table-cell table:style-name="ce174"/>
          <table:table-cell table:style-name="ce129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5.43_{\pm 1.15}$ " calcext:value-type="string">
            <text:p><text:s/>$95.43_{\pm 1.15}$ </text:p>
          </table:table-cell>
          <table:table-cell table:style-name="ce12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4.23_{\pm 1.62}$ " calcext:value-type="string">
            <text:p><text:s/>$94.23_{\pm 1.62}$ </text:p>
          </table:table-cell>
          <table:table-cell table:style-name="ce129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6.70_{\pm 2.12}$ " calcext:value-type="string">
            <text:p><text:s/>$96.70_{\pm 2.12}$ </text:p>
          </table:table-cell>
          <table:table-cell table:style-name="ce127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0.73_{\pm 2.60}$ " calcext:value-type="string">
            <text:p><text:s/>$90.73_{\pm 2.60}$ </text:p>
          </table:table-cell>
          <table:table-cell table:style-name="ce195" table:number-columns-repeated="2"/>
          <table:table-cell table:style-name="ce197"/>
          <table:table-cell table:style-name="ce202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70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88.61}_{\bm{\pm3.37}}$" calcext:value-type="string">
            <text:p>$\bm{88.61}_{\bm{\pm3.37}}$</text:p>
          </table:table-cell>
          <table:table-cell table:style-name="ce129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87.48}_{\bm{\pm2.82}}$" calcext:value-type="string">
            <text:p>$\bm{87.48}_{\bm{\pm2.82}}$</text:p>
          </table:table-cell>
          <table:table-cell table:style-name="ce127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89.83}_{\bm{\pm4.35}}$" calcext:value-type="string">
            <text:p>$\bm{89.83}_{\bm{\pm4.35}}$</text:p>
          </table:table-cell>
          <table:table-cell table:style-name="ce129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85.16}_{\bm{\pm3.63}}$" calcext:value-type="string">
            <text:p>$\bm{85.16}_{\bm{\pm3.63}}$</text:p>
          </table:table-cell>
          <table:table-cell table:style-name="ce174"/>
          <table:table-cell table:style-name="ce129" table:formula="of:=IF(AND([.K10]&lt;&gt;&quot;n/a&quot;;[.L10]&lt;&gt;&quot;n/a&quot;); IF(AND([.K10]&lt;&gt;&quot;,C6&lt;&gt;&quot;); &quot;$\bm{&quot; &amp; TEXT([.K10]; &quot;0.00&quot;) &amp; &quot;}_{\bm{\pm&quot; &amp; TEXT([.L10]; &quot;0.00&quot;) &amp; &quot;}}$&quot;; &quot;&quot;); &quot;n/a&quot;)" office:value-type="string" office:string-value="$\bm{95.43}_{\bm{\pm1.15}}$" calcext:value-type="string">
            <text:p>$\bm{95.43}_{\bm{\pm1.15}}$</text:p>
          </table:table-cell>
          <table:table-cell table:style-name="ce127" table:formula="of:=IF(AND([.M10]&lt;&gt;&quot;n/a&quot;;[.N10]&lt;&gt;&quot;n/a&quot;); IF(AND([.M10]&lt;&gt;&quot;,C6&lt;&gt;&quot;); &quot;$\bm{&quot; &amp; TEXT([.M10]; &quot;0.00&quot;) &amp; &quot;}_{\bm{\pm&quot; &amp; TEXT([.N10]; &quot;0.00&quot;) &amp; &quot;}}$&quot;; &quot;&quot;); &quot;n/a&quot;)" office:value-type="string" office:string-value="$\bm{94.23}_{\bm{\pm1.62}}$" calcext:value-type="string">
            <text:p>$\bm{94.23}_{\bm{\pm1.62}}$</text:p>
          </table:table-cell>
          <table:table-cell table:style-name="ce129" table:formula="of:=IF(AND([.O10]&lt;&gt;&quot;n/a&quot;;[.P10]&lt;&gt;&quot;n/a&quot;); IF(AND([.O10]&lt;&gt;&quot;,C6&lt;&gt;&quot;); &quot;$\bm{&quot; &amp; TEXT([.O10]; &quot;0.00&quot;) &amp; &quot;}_{\bm{\pm&quot; &amp; TEXT([.P10]; &quot;0.00&quot;) &amp; &quot;}}$&quot;; &quot;&quot;); &quot;n/a&quot;)" office:value-type="string" office:string-value="$\bm{96.70}_{\bm{\pm2.12}}$" calcext:value-type="string">
            <text:p>$\bm{96.70}_{\bm{\pm2.12}}$</text:p>
          </table:table-cell>
          <table:table-cell table:style-name="ce127" table:formula="of:=IF(AND([.Q10]&lt;&gt;&quot;n/a&quot;;[.R10]&lt;&gt;&quot;n/a&quot;); IF(AND([.Q10]&lt;&gt;&quot;,C6&lt;&gt;&quot;); &quot;$\bm{&quot; &amp; TEXT([.Q10]; &quot;0.00&quot;) &amp; &quot;}_{\bm{\pm&quot; &amp; TEXT([.R10]; &quot;0.00&quot;) &amp; &quot;}}$&quot;; &quot;&quot;); &quot;n/a&quot;)" office:value-type="string" office:string-value="$\bm{90.73}_{\bm{\pm2.60}}$" calcext:value-type="string">
            <text:p>$\bm{90.73}_{\bm{\pm2.60}}$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aChAmp XLM-Roberta-base</text:p>
          </table:table-cell>
          <table:table-cell table:style-name="ce32" office:value-type="float" office:value="90.5888786918312" calcext:value-type="float">
            <text:p>90.59</text:p>
          </table:table-cell>
          <table:table-cell table:style-name="ce75" office:value-type="float" office:value="2.85973927069294" calcext:value-type="float">
            <text:p>2.86</text:p>
          </table:table-cell>
          <table:table-cell table:style-name="ce70" office:value-type="float" office:value="89.637087818895" calcext:value-type="float">
            <text:p>89.64</text:p>
          </table:table-cell>
          <table:table-cell table:style-name="ce61" office:value-type="float" office:value="3.01718059435859" calcext:value-type="float">
            <text:p>3.02</text:p>
          </table:table-cell>
          <table:table-cell table:style-name="ce32" office:value-type="float" office:value="91.6026957837737" calcext:value-type="float">
            <text:p>91.60</text:p>
          </table:table-cell>
          <table:table-cell table:style-name="ce75" office:value-type="float" office:value="3.28332275431056" calcext:value-type="float">
            <text:p>3.28</text:p>
          </table:table-cell>
          <table:table-cell table:style-name="ce70" office:value-type="float" office:value="87.071164095597" calcext:value-type="float">
            <text:p>87.07</text:p>
          </table:table-cell>
          <table:table-cell table:style-name="ce70" office:value-type="float" office:value="3.96278825110631" calcext:value-type="float">
            <text:p>3.96</text:p>
          </table:table-cell>
          <table:table-cell table:style-name="ce91"/>
          <table:table-cell table:style-name="ce61" office:value-type="float" office:value="95.7732191991901" calcext:value-type="float">
            <text:p>95.77</text:p>
          </table:table-cell>
          <table:table-cell table:style-name="ce70" office:value-type="float" office:value="1.51216556496066" calcext:value-type="float">
            <text:p>1.51</text:p>
          </table:table-cell>
          <table:table-cell table:style-name="ce32" office:value-type="float" office:value="94.7644395730501" calcext:value-type="float">
            <text:p>94.76</text:p>
          </table:table-cell>
          <table:table-cell table:style-name="ce75" office:value-type="float" office:value="1.70882427753658" calcext:value-type="float">
            <text:p>1.71</text:p>
          </table:table-cell>
          <table:table-cell table:style-name="ce70" office:value-type="float" office:value="96.8480000270967" calcext:value-type="float">
            <text:p>96.85</text:p>
          </table:table-cell>
          <table:table-cell table:style-name="ce70" office:value-type="float" office:value="2.39657645832674" calcext:value-type="float">
            <text:p>2.40</text:p>
          </table:table-cell>
          <table:table-cell table:style-name="ce32" office:value-type="float" office:value="91.5315005700648" calcext:value-type="float">
            <text:p>91.53</text:p>
          </table:table-cell>
          <table:table-cell table:style-name="ce75" office:value-type="float" office:value="3.09843321509737" calcext:value-type="float">
            <text:p>3.10</text:p>
          </table:table-cell>
          <table:table-cell table:style-name="ce126"/>
          <table:table-cell table:style-name="ce140"/>
          <table:table-cell table:style-name="ce150"/>
          <table:table-cell table:style-name="ce125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70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0.59_{\pm 2.86}$ " calcext:value-type="string">
            <text:p><text:s/>$90.59_{\pm 2.86}$ </text:p>
          </table:table-cell>
          <table:table-cell table:style-name="ce129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89.64_{\pm 3.02}$ " calcext:value-type="string">
            <text:p><text:s/>$89.64_{\pm 3.02}$ </text:p>
          </table:table-cell>
          <table:table-cell table:style-name="ce127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1.60_{\pm 3.28}$ " calcext:value-type="string">
            <text:p><text:s/>$91.60_{\pm 3.28}$ </text:p>
          </table:table-cell>
          <table:table-cell table:style-name="ce129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87.07_{\pm 3.96}$ " calcext:value-type="string">
            <text:p><text:s/>$87.07_{\pm 3.96}$ </text:p>
          </table:table-cell>
          <table:table-cell table:style-name="ce174"/>
          <table:table-cell table:style-name="ce129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5.77_{\pm 1.51}$ " calcext:value-type="string">
            <text:p><text:s/>$95.77_{\pm 1.51}$ </text:p>
          </table:table-cell>
          <table:table-cell table:style-name="ce12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4.76_{\pm 1.71}$ " calcext:value-type="string">
            <text:p><text:s/>$94.76_{\pm 1.71}$ </text:p>
          </table:table-cell>
          <table:table-cell table:style-name="ce129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6.85_{\pm 2.40}$ " calcext:value-type="string">
            <text:p><text:s/>$96.85_{\pm 2.40}$ </text:p>
          </table:table-cell>
          <table:table-cell table:style-name="ce127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1.53_{\pm 3.10}$ " calcext:value-type="string">
            <text:p><text:s/>$91.53_{\pm 3.10}$ </text:p>
          </table:table-cell>
          <table:table-cell table:style-name="ce195" table:number-columns-repeated="2"/>
          <table:table-cell table:style-name="ce197"/>
          <table:table-cell table:style-name="ce202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70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0.59}_{\bm{\pm2.86}}$" calcext:value-type="string">
            <text:p>$\bm{90.59}_{\bm{\pm2.86}}$</text:p>
          </table:table-cell>
          <table:table-cell table:style-name="ce129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89.64}_{\bm{\pm3.02}}$" calcext:value-type="string">
            <text:p>$\bm{89.64}_{\bm{\pm3.02}}$</text:p>
          </table:table-cell>
          <table:table-cell table:style-name="ce127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1.60}_{\bm{\pm3.28}}$" calcext:value-type="string">
            <text:p>$\bm{91.60}_{\bm{\pm3.28}}$</text:p>
          </table:table-cell>
          <table:table-cell table:style-name="ce129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87.07}_{\bm{\pm3.96}}$" calcext:value-type="string">
            <text:p>$\bm{87.07}_{\bm{\pm3.96}}$</text:p>
          </table:table-cell>
          <table:table-cell table:style-name="ce174"/>
          <table:table-cell table:style-name="ce129" table:formula="of:=IF(AND([.K11]&lt;&gt;&quot;n/a&quot;;[.L11]&lt;&gt;&quot;n/a&quot;); IF(AND([.K11]&lt;&gt;&quot;,C6&lt;&gt;&quot;); &quot;$\bm{&quot; &amp; TEXT([.K11]; &quot;0.00&quot;) &amp; &quot;}_{\bm{\pm&quot; &amp; TEXT([.L11]; &quot;0.00&quot;) &amp; &quot;}}$&quot;; &quot;&quot;); &quot;n/a&quot;)" office:value-type="string" office:string-value="$\bm{95.77}_{\bm{\pm1.51}}$" calcext:value-type="string">
            <text:p>$\bm{95.77}_{\bm{\pm1.51}}$</text:p>
          </table:table-cell>
          <table:table-cell table:style-name="ce127" table:formula="of:=IF(AND([.M11]&lt;&gt;&quot;n/a&quot;;[.N11]&lt;&gt;&quot;n/a&quot;); IF(AND([.M11]&lt;&gt;&quot;,C6&lt;&gt;&quot;); &quot;$\bm{&quot; &amp; TEXT([.M11]; &quot;0.00&quot;) &amp; &quot;}_{\bm{\pm&quot; &amp; TEXT([.N11]; &quot;0.00&quot;) &amp; &quot;}}$&quot;; &quot;&quot;); &quot;n/a&quot;)" office:value-type="string" office:string-value="$\bm{94.76}_{\bm{\pm1.71}}$" calcext:value-type="string">
            <text:p>$\bm{94.76}_{\bm{\pm1.71}}$</text:p>
          </table:table-cell>
          <table:table-cell table:style-name="ce129" table:formula="of:=IF(AND([.O11]&lt;&gt;&quot;n/a&quot;;[.P11]&lt;&gt;&quot;n/a&quot;); IF(AND([.O11]&lt;&gt;&quot;,C6&lt;&gt;&quot;); &quot;$\bm{&quot; &amp; TEXT([.O11]; &quot;0.00&quot;) &amp; &quot;}_{\bm{\pm&quot; &amp; TEXT([.P11]; &quot;0.00&quot;) &amp; &quot;}}$&quot;; &quot;&quot;); &quot;n/a&quot;)" office:value-type="string" office:string-value="$\bm{96.85}_{\bm{\pm2.40}}$" calcext:value-type="string">
            <text:p>$\bm{96.85}_{\bm{\pm2.40}}$</text:p>
          </table:table-cell>
          <table:table-cell table:style-name="ce127" table:formula="of:=IF(AND([.Q11]&lt;&gt;&quot;n/a&quot;;[.R11]&lt;&gt;&quot;n/a&quot;); IF(AND([.Q11]&lt;&gt;&quot;,C6&lt;&gt;&quot;); &quot;$\bm{&quot; &amp; TEXT([.Q11]; &quot;0.00&quot;) &amp; &quot;}_{\bm{\pm&quot; &amp; TEXT([.R11]; &quot;0.00&quot;) &amp; &quot;}}$&quot;; &quot;&quot;); &quot;n/a&quot;)" office:value-type="string" office:string-value="$\bm{91.53}_{\bm{\pm3.10}}$" calcext:value-type="string">
            <text:p>$\bm{91.53}_{\bm{\pm3.10}}$</text:p>
          </table:table-cell>
          <table:table-cell table:number-columns-repeated="16340"/>
        </table:table-row>
        <table:table-row table:style-name="ro1">
          <table:table-cell table:style-name="ce10" office:value-type="string" calcext:value-type="string">
            <text:p>MaChAmp XLM-Roberta-large</text:p>
          </table:table-cell>
          <table:table-cell table:style-name="ce30" office:value-type="float" office:value="91.5896638310034" calcext:value-type="float">
            <text:p>91.59</text:p>
          </table:table-cell>
          <table:table-cell table:style-name="ce51" office:value-type="float" office:value="2.9198636175853" calcext:value-type="float">
            <text:p>2.92</text:p>
          </table:table-cell>
          <table:table-cell table:style-name="ce64" office:value-type="float" office:value="89.6390358069624" calcext:value-type="float">
            <text:p>89.64</text:p>
          </table:table-cell>
          <table:table-cell table:style-name="ce64" office:value-type="float" office:value="3.50879662805149" calcext:value-type="float">
            <text:p>3.51</text:p>
          </table:table-cell>
          <table:table-cell table:style-name="ce30" office:value-type="float" office:value="93.6453625464649" calcext:value-type="float">
            <text:p>93.65</text:p>
          </table:table-cell>
          <table:table-cell table:style-name="ce51" office:value-type="float" office:value="2.39418684276275" calcext:value-type="float">
            <text:p>2.39</text:p>
          </table:table-cell>
          <table:table-cell table:style-name="ce64" office:value-type="float" office:value="87.6303316173835" calcext:value-type="float">
            <text:p>87.63</text:p>
          </table:table-cell>
          <table:table-cell table:style-name="ce64" office:value-type="float" office:value="2.87781172339395" calcext:value-type="float">
            <text:p>2.88</text:p>
          </table:table-cell>
          <table:table-cell table:style-name="ce87"/>
          <table:table-cell table:style-name="ce64" office:value-type="float" office:value="96.3585058417926" calcext:value-type="float">
            <text:p>96.36</text:p>
          </table:table-cell>
          <table:table-cell table:style-name="ce64" office:value-type="float" office:value="1.18357676764642" calcext:value-type="float">
            <text:p>1.18</text:p>
          </table:table-cell>
          <table:table-cell table:style-name="ce30" office:value-type="float" office:value="94.2945051198501" calcext:value-type="float">
            <text:p>94.29</text:p>
          </table:table-cell>
          <table:table-cell table:style-name="ce51" office:value-type="float" office:value="1.96403183430103" calcext:value-type="float">
            <text:p>1.96</text:p>
          </table:table-cell>
          <table:table-cell table:style-name="ce64" office:value-type="float" office:value="98.5345514177685" calcext:value-type="float">
            <text:p>98.53</text:p>
          </table:table-cell>
          <table:table-cell table:style-name="ce64" office:value-type="float" office:value="0.682787267131106" calcext:value-type="float">
            <text:p>0.68</text:p>
          </table:table-cell>
          <table:table-cell table:style-name="ce30" office:value-type="float" office:value="91.5273221960266" calcext:value-type="float">
            <text:p>91.53</text:p>
          </table:table-cell>
          <table:table-cell table:style-name="ce51" office:value-type="float" office:value="1.95202412132628" calcext:value-type="float">
            <text:p>1.95</text:p>
          </table:table-cell>
          <table:table-cell table:style-name="ce128"/>
          <table:table-cell table:style-name="ce143"/>
          <table:table-cell table:style-name="ce152"/>
          <table:table-cell table:style-name="ce136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58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1.59_{\pm 2.92}$ " calcext:value-type="string">
            <text:p><text:s/>$91.59_{\pm 2.92}$ </text:p>
          </table:table-cell>
          <table:table-cell table:style-name="ce145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89.64_{\pm 3.51}$ " calcext:value-type="string">
            <text:p><text:s/>$89.64_{\pm 3.51}$ </text:p>
          </table:table-cell>
          <table:table-cell table:style-name="ce158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3.65_{\pm 2.39}$ " calcext:value-type="string">
            <text:p><text:s/>$93.65_{\pm 2.39}$ </text:p>
          </table:table-cell>
          <table:table-cell table:style-name="ce149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87.63_{\pm 2.88}$ " calcext:value-type="string">
            <text:p><text:s/>$87.63_{\pm 2.88}$ </text:p>
          </table:table-cell>
          <table:table-cell table:style-name="ce176"/>
          <table:table-cell table:style-name="ce149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36_{\pm 1.18}$ " calcext:value-type="string">
            <text:p><text:s/>$96.36_{\pm 1.18}$ </text:p>
          </table:table-cell>
          <table:table-cell table:style-name="ce158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4.29_{\pm 1.96}$ " calcext:value-type="string">
            <text:p><text:s/>$94.29_{\pm 1.96}$ </text:p>
          </table:table-cell>
          <table:table-cell table:style-name="ce149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53_{\pm 0.68}$ " calcext:value-type="string">
            <text:p><text:s/>$98.53_{\pm 0.68}$ </text:p>
          </table:table-cell>
          <table:table-cell table:style-name="ce158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1.53_{\pm 1.95}$ " calcext:value-type="string">
            <text:p><text:s/>$91.53_{\pm 1.95}$ </text:p>
          </table:table-cell>
          <table:table-cell table:style-name="ce152" table:number-columns-repeated="2"/>
          <table:table-cell table:style-name="ce198"/>
          <table:table-cell table:style-name="ce203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58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1.59}_{\bm{\pm2.92}}$" calcext:value-type="string">
            <text:p>$\bm{91.59}_{\bm{\pm2.92}}$</text:p>
          </table:table-cell>
          <table:table-cell table:style-name="ce145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89.64}_{\bm{\pm3.51}}$" calcext:value-type="string">
            <text:p>$\bm{89.64}_{\bm{\pm3.51}}$</text:p>
          </table:table-cell>
          <table:table-cell table:style-name="ce158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3.65}_{\bm{\pm2.39}}$" calcext:value-type="string">
            <text:p>$\bm{93.65}_{\bm{\pm2.39}}$</text:p>
          </table:table-cell>
          <table:table-cell table:style-name="ce145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87.63}_{\bm{\pm2.88}}$" calcext:value-type="string">
            <text:p>$\bm{87.63}_{\bm{\pm2.88}}$</text:p>
          </table:table-cell>
          <table:table-cell table:style-name="ce176"/>
          <table:table-cell table:style-name="ce145" table:formula="of:=IF(AND([.K12]&lt;&gt;&quot;n/a&quot;;[.L12]&lt;&gt;&quot;n/a&quot;); IF(AND([.K12]&lt;&gt;&quot;,C6&lt;&gt;&quot;); &quot;$\bm{&quot; &amp; TEXT([.K12]; &quot;0.00&quot;) &amp; &quot;}_{\bm{\pm&quot; &amp; TEXT([.L12]; &quot;0.00&quot;) &amp; &quot;}}$&quot;; &quot;&quot;); &quot;n/a&quot;)" office:value-type="string" office:string-value="$\bm{96.36}_{\bm{\pm1.18}}$" calcext:value-type="string">
            <text:p>$\bm{96.36}_{\bm{\pm1.18}}$</text:p>
          </table:table-cell>
          <table:table-cell table:style-name="ce158" table:formula="of:=IF(AND([.M12]&lt;&gt;&quot;n/a&quot;;[.N12]&lt;&gt;&quot;n/a&quot;); IF(AND([.M12]&lt;&gt;&quot;,C6&lt;&gt;&quot;); &quot;$\bm{&quot; &amp; TEXT([.M12]; &quot;0.00&quot;) &amp; &quot;}_{\bm{\pm&quot; &amp; TEXT([.N12]; &quot;0.00&quot;) &amp; &quot;}}$&quot;; &quot;&quot;); &quot;n/a&quot;)" office:value-type="string" office:string-value="$\bm{94.29}_{\bm{\pm1.96}}$" calcext:value-type="string">
            <text:p>$\bm{94.29}_{\bm{\pm1.96}}$</text:p>
          </table:table-cell>
          <table:table-cell table:style-name="ce145" table:formula="of:=IF(AND([.O12]&lt;&gt;&quot;n/a&quot;;[.P12]&lt;&gt;&quot;n/a&quot;); IF(AND([.O12]&lt;&gt;&quot;,C6&lt;&gt;&quot;); &quot;$\bm{&quot; &amp; TEXT([.O12]; &quot;0.00&quot;) &amp; &quot;}_{\bm{\pm&quot; &amp; TEXT([.P12]; &quot;0.00&quot;) &amp; &quot;}}$&quot;; &quot;&quot;); &quot;n/a&quot;)" office:value-type="string" office:string-value="$\bm{98.53}_{\bm{\pm0.68}}$" calcext:value-type="string">
            <text:p>$\bm{98.53}_{\bm{\pm0.68}}$</text:p>
          </table:table-cell>
          <table:table-cell table:style-name="ce158" table:formula="of:=IF(AND([.Q12]&lt;&gt;&quot;n/a&quot;;[.R12]&lt;&gt;&quot;n/a&quot;); IF(AND([.Q12]&lt;&gt;&quot;,C6&lt;&gt;&quot;); &quot;$\bm{&quot; &amp; TEXT([.Q12]; &quot;0.00&quot;) &amp; &quot;}_{\bm{\pm&quot; &amp; TEXT([.R12]; &quot;0.00&quot;) &amp; &quot;}}$&quot;; &quot;&quot;); &quot;n/a&quot;)" office:value-type="string" office:string-value="$\bm{91.53}_{\bm{\pm1.95}}$" calcext:value-type="string">
            <text:p>$\bm{91.53}_{\bm{\pm1.95}}$</text:p>
          </table:table-cell>
          <table:table-cell table:number-columns-repeated="16340"/>
        </table:table-row>
        <table:table-row table:style-name="ro1">
          <table:table-cell table:style-name="ce6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71" table:number-columns-repeated="2"/>
          <table:table-cell table:style-name="ce94"/>
          <table:table-cell table:style-name="ce65"/>
          <table:table-cell table:style-name="ce71"/>
          <table:table-cell table:style-name="ce39"/>
          <table:table-cell table:style-name="ce86"/>
          <table:table-cell table:style-name="ce65"/>
          <table:table-cell table:style-name="ce71"/>
          <table:table-cell table:style-name="ce39"/>
          <table:table-cell table:style-name="ce86"/>
          <table:table-cell table:style-name="ce130"/>
          <table:table-cell table:style-name="ce144"/>
          <table:table-cell table:style-name="ce150"/>
          <table:table-cell table:style-name="ce125"/>
          <table:table-cell table:style-name="ce170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129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127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129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174"/>
          <table:table-cell table:style-name="ce129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12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129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27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150" table:number-columns-repeated="2"/>
          <table:table-cell table:style-name="ce197"/>
          <table:table-cell table:style-name="ce202"/>
          <table:table-cell table:style-name="ce170"/>
          <table:table-cell table:style-name="ce129"/>
          <table:table-cell table:style-name="ce127"/>
          <table:table-cell table:style-name="ce129"/>
          <table:table-cell table:style-name="ce174"/>
          <table:table-cell table:style-name="ce129"/>
          <table:table-cell table:style-name="ce127"/>
          <table:table-cell table:style-name="ce129"/>
          <table:table-cell table:style-name="ce127"/>
          <table:table-cell table:number-columns-repeated="16340"/>
        </table:table-row>
        <table:table-row table:style-name="ro1">
          <table:table-cell table:style-name="ce6" office:value-type="string" calcext:value-type="string">
            <text:p>UIE-base</text:p>
          </table:table-cell>
          <table:table-cell table:style-name="ce39" office:value-type="float" office:value="89.9709981792537" calcext:value-type="float">
            <text:p>89.97</text:p>
          </table:table-cell>
          <table:table-cell table:style-name="ce86" office:value-type="float" office:value="2.78399048622105" calcext:value-type="float">
            <text:p>2.78</text:p>
          </table:table-cell>
          <table:table-cell table:style-name="ce71" office:value-type="float" office:value="91.122650127873" calcext:value-type="float">
            <text:p>91.12</text:p>
          </table:table-cell>
          <table:table-cell table:style-name="ce65" office:value-type="float" office:value="2.3014256477631" calcext:value-type="float">
            <text:p>2.30</text:p>
          </table:table-cell>
          <table:table-cell table:style-name="ce39" office:value-type="float" office:value="88.8722523663527" calcext:value-type="float">
            <text:p>88.87</text:p>
          </table:table-cell>
          <table:table-cell table:style-name="ce86" office:value-type="float" office:value="3.46405856600613" calcext:value-type="float">
            <text:p>3.46</text:p>
          </table:table-cell>
          <table:table-cell table:style-name="ce71" office:value-type="float" office:value="87.5270547765688" calcext:value-type="float">
            <text:p>87.53</text:p>
          </table:table-cell>
          <table:table-cell table:style-name="ce71" office:value-type="float" office:value="2.94776144082738" calcext:value-type="float">
            <text:p>2.95</text:p>
          </table:table-cell>
          <table:table-cell table:style-name="ce94"/>
          <table:table-cell table:style-name="ce65" office:value-type="float" office:value="95.3663368739678" calcext:value-type="float">
            <text:p>95.37</text:p>
          </table:table-cell>
          <table:table-cell table:style-name="ce71" office:value-type="float" office:value="1.53232285202176" calcext:value-type="float">
            <text:p>1.53</text:p>
          </table:table-cell>
          <table:table-cell table:style-name="ce39" office:value-type="float" office:value="96.6009979161509" calcext:value-type="float">
            <text:p>96.60</text:p>
          </table:table-cell>
          <table:table-cell table:style-name="ce86" office:value-type="float" office:value="1.45414224996842" calcext:value-type="float">
            <text:p>1.45</text:p>
          </table:table-cell>
          <table:table-cell table:style-name="ce65" office:value-type="float" office:value="94.1888712316076" calcext:value-type="float">
            <text:p>94.19</text:p>
          </table:table-cell>
          <table:table-cell table:style-name="ce71" office:value-type="float" office:value="2.22250174997912" calcext:value-type="float">
            <text:p>2.22</text:p>
          </table:table-cell>
          <table:table-cell table:style-name="ce39" office:value-type="float" office:value="92.3071070543468" calcext:value-type="float">
            <text:p>92.31</text:p>
          </table:table-cell>
          <table:table-cell table:style-name="ce86" office:value-type="float" office:value="2.53833995025768" calcext:value-type="float">
            <text:p>2.54</text:p>
          </table:table-cell>
          <table:table-cell table:style-name="ce130"/>
          <table:table-cell table:style-name="ce142" table:number-columns-repeated="2"/>
          <table:table-cell table:style-name="ce163" table:formula="of:=IF([.A14]&lt;&gt;&quot;&quot;; [.A14]; &quot;&quot;)" office:value-type="string" office:string-value="UIE-base" calcext:value-type="string">
            <text:p>UIE-base</text:p>
          </table:table-cell>
          <table:table-cell table:style-name="ce170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9.97_{\pm 2.78}$ " calcext:value-type="string">
            <text:p><text:s/>$89.97_{\pm 2.78}$ </text:p>
          </table:table-cell>
          <table:table-cell table:style-name="ce129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1.12_{\pm 2.30}$ " calcext:value-type="string">
            <text:p><text:s/>$91.12_{\pm 2.30}$ </text:p>
          </table:table-cell>
          <table:table-cell table:style-name="ce127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8.87_{\pm 3.46}$ " calcext:value-type="string">
            <text:p><text:s/>$88.87_{\pm 3.46}$ </text:p>
          </table:table-cell>
          <table:table-cell table:style-name="ce146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7.53_{\pm 2.95}$ " calcext:value-type="string">
            <text:p><text:s/>$87.53_{\pm 2.95}$ </text:p>
          </table:table-cell>
          <table:table-cell table:style-name="ce175"/>
          <table:table-cell table:style-name="ce129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5.37_{\pm 1.53}$ " calcext:value-type="string">
            <text:p><text:s/>$95.37_{\pm 1.53}$ </text:p>
          </table:table-cell>
          <table:table-cell table:style-name="ce12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6.60_{\pm 1.45}$ " calcext:value-type="string">
            <text:p><text:s/>$96.60_{\pm 1.45}$ </text:p>
          </table:table-cell>
          <table:table-cell table:style-name="ce129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4.19_{\pm 2.22}$ " calcext:value-type="string">
            <text:p><text:s/>$94.19_{\pm 2.22}$ </text:p>
          </table:table-cell>
          <table:table-cell table:style-name="ce159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92.31_{\pm 2.54}$ " calcext:value-type="string">
            <text:p><text:s/>$92.31_{\pm 2.54}$ </text:p>
          </table:table-cell>
          <table:table-cell table:style-name="ce150" table:number-columns-repeated="2"/>
          <table:table-cell table:style-name="ce197"/>
          <table:table-cell table:style-name="ce202" table:formula="of:=IF([.A14]&lt;&gt;&quot;&quot;; [.A14]; &quot;&quot;)" office:value-type="string" office:string-value="UIE-base" calcext:value-type="string">
            <text:p>UIE-base</text:p>
          </table:table-cell>
          <table:table-cell table:style-name="ce170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89.97}_{\bm{\pm2.78}}$" calcext:value-type="string">
            <text:p>$\bm{89.97}_{\bm{\pm2.78}}$</text:p>
          </table:table-cell>
          <table:table-cell table:style-name="ce129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91.12}_{\bm{\pm2.30}}$" calcext:value-type="string">
            <text:p>$\bm{91.12}_{\bm{\pm2.30}}$</text:p>
          </table:table-cell>
          <table:table-cell table:style-name="ce127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88.87}_{\bm{\pm3.46}}$" calcext:value-type="string">
            <text:p>$\bm{88.87}_{\bm{\pm3.46}}$</text:p>
          </table:table-cell>
          <table:table-cell table:style-name="ce129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87.53}_{\bm{\pm2.95}}$" calcext:value-type="string">
            <text:p>$\bm{87.53}_{\bm{\pm2.95}}$</text:p>
          </table:table-cell>
          <table:table-cell table:style-name="ce175"/>
          <table:table-cell table:style-name="ce129" table:formula="of:=IF(AND([.K14]&lt;&gt;&quot;n/a&quot;;[.L14]&lt;&gt;&quot;n/a&quot;); IF(AND([.K14]&lt;&gt;&quot;,C6&lt;&gt;&quot;); &quot;$\bm{&quot; &amp; TEXT([.K14]; &quot;0.00&quot;) &amp; &quot;}_{\bm{\pm&quot; &amp; TEXT([.L14]; &quot;0.00&quot;) &amp; &quot;}}$&quot;; &quot;&quot;); &quot;n/a&quot;)" office:value-type="string" office:string-value="$\bm{95.37}_{\bm{\pm1.53}}$" calcext:value-type="string">
            <text:p>$\bm{95.37}_{\bm{\pm1.53}}$</text:p>
          </table:table-cell>
          <table:table-cell table:style-name="ce127" table:formula="of:=IF(AND([.M14]&lt;&gt;&quot;n/a&quot;;[.N14]&lt;&gt;&quot;n/a&quot;); IF(AND([.M14]&lt;&gt;&quot;,C6&lt;&gt;&quot;); &quot;$\bm{&quot; &amp; TEXT([.M14]; &quot;0.00&quot;) &amp; &quot;}_{\bm{\pm&quot; &amp; TEXT([.N14]; &quot;0.00&quot;) &amp; &quot;}}$&quot;; &quot;&quot;); &quot;n/a&quot;)" office:value-type="string" office:string-value="$\bm{96.60}_{\bm{\pm1.45}}$" calcext:value-type="string">
            <text:p>$\bm{96.60}_{\bm{\pm1.45}}$</text:p>
          </table:table-cell>
          <table:table-cell table:style-name="ce129" table:formula="of:=IF(AND([.O14]&lt;&gt;&quot;n/a&quot;;[.P14]&lt;&gt;&quot;n/a&quot;); IF(AND([.O14]&lt;&gt;&quot;,C6&lt;&gt;&quot;); &quot;$\bm{&quot; &amp; TEXT([.O14]; &quot;0.00&quot;) &amp; &quot;}_{\bm{\pm&quot; &amp; TEXT([.P14]; &quot;0.00&quot;) &amp; &quot;}}$&quot;; &quot;&quot;); &quot;n/a&quot;)" office:value-type="string" office:string-value="$\bm{94.19}_{\bm{\pm2.22}}$" calcext:value-type="string">
            <text:p>$\bm{94.19}_{\bm{\pm2.22}}$</text:p>
          </table:table-cell>
          <table:table-cell table:style-name="ce127" table:formula="of:=IF(AND([.Q14]&lt;&gt;&quot;n/a&quot;;[.R14]&lt;&gt;&quot;n/a&quot;); IF(AND([.Q14]&lt;&gt;&quot;,C6&lt;&gt;&quot;); &quot;$\bm{&quot; &amp; TEXT([.Q14]; &quot;0.00&quot;) &amp; &quot;}_{\bm{\pm&quot; &amp; TEXT([.R14]; &quot;0.00&quot;) &amp; &quot;}}$&quot;; &quot;&quot;); &quot;n/a&quot;)" office:value-type="string" office:string-value="$\bm{92.31}_{\bm{\pm2.54}}$" calcext:value-type="string">
            <text:p>$\bm{92.31}_{\bm{\pm2.54}}$</text:p>
          </table:table-cell>
          <table:table-cell table:number-columns-repeated="16340"/>
        </table:table-row>
        <table:table-row table:style-name="ro1">
          <table:table-cell table:style-name="ce11" office:value-type="string" calcext:value-type="string">
            <text:p>UIE-large</text:p>
          </table:table-cell>
          <table:table-cell table:style-name="ce30" office:value-type="float" office:value="92.1012517184411" calcext:value-type="float">
            <text:p>92.10</text:p>
          </table:table-cell>
          <table:table-cell table:style-name="ce51" office:value-type="float" office:value="1.38393635447108" calcext:value-type="float">
            <text:p>1.38</text:p>
          </table:table-cell>
          <table:table-cell table:style-name="ce64" office:value-type="float" office:value="92.4991779084234" calcext:value-type="float">
            <text:p>92.50</text:p>
          </table:table-cell>
          <table:table-cell table:style-name="ce64" office:value-type="float" office:value="1.28129350089763" calcext:value-type="float">
            <text:p>1.28</text:p>
          </table:table-cell>
          <table:table-cell table:style-name="ce30" office:value-type="float" office:value="91.7180306734158" calcext:value-type="float">
            <text:p>91.72</text:p>
          </table:table-cell>
          <table:table-cell table:style-name="ce51" office:value-type="float" office:value="1.78682239281977" calcext:value-type="float">
            <text:p>1.79</text:p>
          </table:table-cell>
          <table:table-cell table:style-name="ce64" office:value-type="float" office:value="89.0785932173941" calcext:value-type="float">
            <text:p>89.08</text:p>
          </table:table-cell>
          <table:table-cell table:style-name="ce64" office:value-type="float" office:value="2.08831443312201" calcext:value-type="float">
            <text:p>2.09</text:p>
          </table:table-cell>
          <table:table-cell table:style-name="ce87"/>
          <table:table-cell table:style-name="ce64" office:value-type="float" office:value="95.9492342060721" calcext:value-type="float">
            <text:p>95.95</text:p>
          </table:table-cell>
          <table:table-cell table:style-name="ce64" office:value-type="float" office:value="1.14734917164757" calcext:value-type="float">
            <text:p>1.15</text:p>
          </table:table-cell>
          <table:table-cell table:style-name="ce30" office:value-type="float" office:value="96.3651097605491" calcext:value-type="float">
            <text:p>96.37</text:p>
          </table:table-cell>
          <table:table-cell table:style-name="ce51" office:value-type="float" office:value="1.12365720591948" calcext:value-type="float">
            <text:p>1.12</text:p>
          </table:table-cell>
          <table:table-cell table:style-name="ce64" office:value-type="float" office:value="95.5487498457138" calcext:value-type="float">
            <text:p>95.55</text:p>
          </table:table-cell>
          <table:table-cell table:style-name="ce64" office:value-type="float" office:value="1.57608244239976" calcext:value-type="float">
            <text:p>1.58</text:p>
          </table:table-cell>
          <table:table-cell table:style-name="ce30" office:value-type="float" office:value="92.5077920092735" calcext:value-type="float">
            <text:p>92.51</text:p>
          </table:table-cell>
          <table:table-cell table:style-name="ce51" office:value-type="float" office:value="1.97100719274428" calcext:value-type="float">
            <text:p>1.97</text:p>
          </table:table-cell>
          <table:table-cell table:style-name="ce128"/>
          <table:table-cell table:style-name="ce143"/>
          <table:table-cell table:style-name="ce152"/>
          <table:table-cell table:style-name="ce136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58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2.10_{\pm 1.38}$ " calcext:value-type="string">
            <text:p><text:s/>$92.10_{\pm 1.38}$ </text:p>
          </table:table-cell>
          <table:table-cell table:style-name="ce149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2.50_{\pm 1.28}$ " calcext:value-type="string">
            <text:p><text:s/>$92.50_{\pm 1.28}$ </text:p>
          </table:table-cell>
          <table:table-cell table:style-name="ce158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1.72_{\pm 1.79}$ " calcext:value-type="string">
            <text:p><text:s/>$91.72_{\pm 1.79}$ </text:p>
          </table:table-cell>
          <table:table-cell table:style-name="ce149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9.08_{\pm 2.09}$ " calcext:value-type="string">
            <text:p><text:s/>$89.08_{\pm 2.09}$ </text:p>
          </table:table-cell>
          <table:table-cell table:style-name="ce176"/>
          <table:table-cell table:style-name="ce145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5.95_{\pm 1.15}$ " calcext:value-type="string">
            <text:p><text:s/>$95.95_{\pm 1.15}$ </text:p>
          </table:table-cell>
          <table:table-cell table:style-name="ce158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6.37_{\pm 1.12}$ " calcext:value-type="string">
            <text:p><text:s/>$96.37_{\pm 1.12}$ </text:p>
          </table:table-cell>
          <table:table-cell table:style-name="ce145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16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2.51_{\pm 1.97}$ " calcext:value-type="string">
            <text:p><text:s/>$92.51_{\pm 1.97}$ </text:p>
          </table:table-cell>
          <table:table-cell table:style-name="ce152" table:number-columns-repeated="2"/>
          <table:table-cell table:style-name="ce198"/>
          <table:table-cell table:style-name="ce203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58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2.10}_{\bm{\pm1.38}}$" calcext:value-type="string">
            <text:p>$\bm{92.10}_{\bm{\pm1.38}}$</text:p>
          </table:table-cell>
          <table:table-cell table:style-name="ce145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2.50}_{\bm{\pm1.28}}$" calcext:value-type="string">
            <text:p>$\bm{92.50}_{\bm{\pm1.28}}$</text:p>
          </table:table-cell>
          <table:table-cell table:style-name="ce158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91.72}_{\bm{\pm1.79}}$" calcext:value-type="string">
            <text:p>$\bm{91.72}_{\bm{\pm1.79}}$</text:p>
          </table:table-cell>
          <table:table-cell table:style-name="ce145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89.08}_{\bm{\pm2.09}}$" calcext:value-type="string">
            <text:p>$\bm{89.08}_{\bm{\pm2.09}}$</text:p>
          </table:table-cell>
          <table:table-cell table:style-name="ce176"/>
          <table:table-cell table:style-name="ce145" table:formula="of:=IF(AND([.K15]&lt;&gt;&quot;n/a&quot;;[.L15]&lt;&gt;&quot;n/a&quot;); IF(AND([.K15]&lt;&gt;&quot;,C6&lt;&gt;&quot;); &quot;$\bm{&quot; &amp; TEXT([.K15]; &quot;0.00&quot;) &amp; &quot;}_{\bm{\pm&quot; &amp; TEXT([.L15]; &quot;0.00&quot;) &amp; &quot;}}$&quot;; &quot;&quot;); &quot;n/a&quot;)" office:value-type="string" office:string-value="$\bm{95.95}_{\bm{\pm1.15}}$" calcext:value-type="string">
            <text:p>$\bm{95.95}_{\bm{\pm1.15}}$</text:p>
          </table:table-cell>
          <table:table-cell table:style-name="ce158" table:formula="of:=IF(AND([.M15]&lt;&gt;&quot;n/a&quot;;[.N15]&lt;&gt;&quot;n/a&quot;); IF(AND([.M15]&lt;&gt;&quot;,C6&lt;&gt;&quot;); &quot;$\bm{&quot; &amp; TEXT([.M15]; &quot;0.00&quot;) &amp; &quot;}_{\bm{\pm&quot; &amp; TEXT([.N15]; &quot;0.00&quot;) &amp; &quot;}}$&quot;; &quot;&quot;); &quot;n/a&quot;)" office:value-type="string" office:string-value="$\bm{96.37}_{\bm{\pm1.12}}$" calcext:value-type="string">
            <text:p>$\bm{96.37}_{\bm{\pm1.12}}$</text:p>
          </table:table-cell>
          <table:table-cell table:style-name="ce145" table:formula="of:=IF(AND([.O15]&lt;&gt;&quot;n/a&quot;;[.P15]&lt;&gt;&quot;n/a&quot;); IF(AND([.O15]&lt;&gt;&quot;,C6&lt;&gt;&quot;); &quot;$\bm{&quot; &amp; TEXT([.O15]; &quot;0.00&quot;) &amp; &quot;}_{\bm{\pm&quot; &amp; TEXT([.P15]; &quot;0.00&quot;) &amp; &quot;}}$&quot;; &quot;&quot;); &quot;n/a&quot;)" office:value-type="string" office:string-value="$\bm{95.55}_{\bm{\pm1.58}}$" calcext:value-type="string">
            <text:p>$\bm{95.55}_{\bm{\pm1.58}}$</text:p>
          </table:table-cell>
          <table:table-cell table:style-name="ce158" table:formula="of:=IF(AND([.Q15]&lt;&gt;&quot;n/a&quot;;[.R15]&lt;&gt;&quot;n/a&quot;); IF(AND([.Q15]&lt;&gt;&quot;,C6&lt;&gt;&quot;); &quot;$\bm{&quot; &amp; TEXT([.Q15]; &quot;0.00&quot;) &amp; &quot;}_{\bm{\pm&quot; &amp; TEXT([.R15]; &quot;0.00&quot;) &amp; &quot;}}$&quot;; &quot;&quot;); &quot;n/a&quot;)" office:value-type="string" office:string-value="$\bm{92.51}_{\bm{\pm1.97}}$" calcext:value-type="string">
            <text:p>$\bm{92.51}_{\bm{\pm1.97}}$</text:p>
          </table:table-cell>
          <table:table-cell table:number-columns-repeated="16340"/>
        </table:table-row>
        <table:table-row table:style-name="ro1">
          <table:table-cell table:style-name="ce6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71" table:number-columns-repeated="2"/>
          <table:table-cell table:style-name="ce94"/>
          <table:table-cell table:style-name="ce65"/>
          <table:table-cell table:style-name="ce71"/>
          <table:table-cell table:style-name="ce39"/>
          <table:table-cell table:style-name="ce86"/>
          <table:table-cell table:style-name="ce65"/>
          <table:table-cell table:style-name="ce71"/>
          <table:table-cell table:style-name="ce39"/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16]&lt;&gt;&quot;&quot;; [.A16]; &quot;&quot;)">
            <text:p/>
          </table:table-cell>
          <table:table-cell table:style-name="ce127" table:formula="of:=IF([.B16]&lt;&gt;&quot;n/a&quot;; IF([.B16]&lt;&gt;&quot;&quot;; TEXT([.B16]; &quot;0.00&quot;);  &quot;&quot;); &quot;n/a&quot;)">
            <text:p/>
          </table:table-cell>
          <table:table-cell table:style-name="ce129" table:formula="of:=IF([.D16]&lt;&gt;&quot;n/a&quot;; IF([.D16]&lt;&gt;&quot;&quot;; TEXT([.D16]; &quot;0.00&quot;);  &quot;&quot;); &quot;n/a&quot;)">
            <text:p/>
          </table:table-cell>
          <table:table-cell table:style-name="ce127" table:formula="of:=IF([.F16]&lt;&gt;&quot;n/a&quot;; IF([.F16]&lt;&gt;&quot;&quot;; TEXT([.F16]; &quot;0.00&quot;);  &quot;&quot;); &quot;n/a&quot;)">
            <text:p/>
          </table:table-cell>
          <table:table-cell table:style-name="ce146" table:formula="of:=IF([.H16]&lt;&gt;&quot;n/a&quot;; IF([.H16]&lt;&gt;&quot;&quot;; TEXT([.H16]; &quot;0.00&quot;);  &quot;&quot;); &quot;n/a&quot;)">
            <text:p/>
          </table:table-cell>
          <table:table-cell table:style-name="ce174"/>
          <table:table-cell table:style-name="ce129" table:formula="of:=IF([.K16]&lt;&gt;&quot;n/a&quot;; IF([.K16]&lt;&gt;&quot;&quot;; TEXT([.K16]; &quot;0.00&quot;);  &quot;&quot;); &quot;n/a&quot;)">
            <text:p/>
          </table:table-cell>
          <table:table-cell table:style-name="ce127" table:formula="of:=IF([.M16]&lt;&gt;&quot;n/a&quot;; IF([.M16]&lt;&gt;&quot;&quot;; TEXT([.M16]; &quot;0.00&quot;);  &quot;&quot;); &quot;n/a&quot;)">
            <text:p/>
          </table:table-cell>
          <table:table-cell table:style-name="ce129" table:formula="of:=IF([.O16]&lt;&gt;&quot;n/a&quot;; IF([.O16]&lt;&gt;&quot;&quot;; TEXT([.O16]; &quot;0.00&quot;);  &quot;&quot;); &quot;n/a&quot;)">
            <text:p/>
          </table:table-cell>
          <table:table-cell table:style-name="ce127" table:formula="of:=IF([.Q16]&lt;&gt;&quot;n/a&quot;; IF([.Q16]&lt;&gt;&quot;&quot;; TEXT([.Q16]; &quot;0.00&quot;);  &quot;&quot;); &quot;n/a&quot;)">
            <text:p/>
          </table:table-cell>
          <table:table-cell table:style-name="ce150" table:number-columns-repeated="2"/>
          <table:table-cell table:style-name="ce197"/>
          <table:table-cell table:style-name="ce202" table:formula="of:=IF([.A16]&lt;&gt;&quot;&quot;; [.A16]; &quot;&quot;)">
            <text:p/>
          </table:table-cell>
          <table:table-cell table:style-name="ce170" table:formula="of:=IF(AND([.B16]&lt;&gt;&quot;&quot;; [.C16]&lt;&gt;&quot;&quot;); &quot; $\bm{&quot; &amp; TEXT([.B16]; &quot;0.00&quot;) &amp; &quot;}_{\bm{\pm &quot; &amp; TEXT([.C16]; &quot;0.00&quot;) &amp; &quot;}}$ &quot;; &quot;&quot;)">
            <text:p/>
          </table:table-cell>
          <table:table-cell table:style-name="ce129" table:formula="of:=IF([.Q16]&lt;&gt;&quot;n/a&quot;; IF([.Q16]&lt;&gt;&quot;&quot;; TEXT([.Q16]; &quot;0.00&quot;);  &quot;&quot;); &quot;n/a&quot;)">
            <text:p/>
          </table:table-cell>
          <table:table-cell table:style-name="ce127" table:formula="of:=IF([.S16]&lt;&gt;&quot;n/a&quot;; IF([.S16]&lt;&gt;&quot;&quot;; TEXT([.S16]; &quot;0.00&quot;);  &quot;&quot;); &quot;n/a&quot;)">
            <text:p/>
          </table:table-cell>
          <table:table-cell table:style-name="ce129" table:formula="of:=IF([.U16]&lt;&gt;&quot;n/a&quot;; IF([.U16]&lt;&gt;&quot;&quot;; TEXT([.U16]; &quot;0.00&quot;);  &quot;&quot;); &quot;n/a&quot;)">
            <text:p/>
          </table:table-cell>
          <table:table-cell table:style-name="ce174"/>
          <table:table-cell table:style-name="ce129" table:formula="of:=IF([.X16]&lt;&gt;&quot;n/a&quot;; IF([.X16]&lt;&gt;&quot;&quot;; TEXT([.X16]; &quot;0.00&quot;);  &quot;&quot;); &quot;n/a&quot;)">
            <text:p/>
          </table:table-cell>
          <table:table-cell table:style-name="ce127" table:formula="of:=IF([.Z16]&lt;&gt;&quot;n/a&quot;; IF([.Z16]&lt;&gt;&quot;&quot;; TEXT([.Z16]; &quot;0.00&quot;);  &quot;&quot;); &quot;n/a&quot;)">
            <text:p/>
          </table:table-cell>
          <table:table-cell table:style-name="ce129" table:formula="of:=IF([.AB16]&lt;&gt;&quot;n/a&quot;; IF([.AB16]&lt;&gt;&quot;&quot;; TEXT([.AB16]; &quot;0.00&quot;);  &quot;&quot;); &quot;n/a&quot;)">
            <text:p/>
          </table:table-cell>
          <table:table-cell table:style-name="ce127" table:formula="of:=IF([.AD16]&lt;&gt;&quot;n/a&quot;; IF([.AD16]&lt;&gt;&quot;&quot;; TEXT([.AD16]; &quot;0.00&quot;);  &quot;&quot;); &quot;n/a&quot;)">
            <text:p/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BGAD-B2B</text:p>
          </table:table-cell>
          <table:table-cell table:style-name="ce39" office:value-type="float" office:value="88.43" calcext:value-type="float">
            <text:p>88.43</text:p>
          </table:table-cell>
          <table:table-cell table:style-name="ce86"/>
          <table:table-cell table:style-name="ce71" office:value-type="float" office:value="94.35" calcext:value-type="float">
            <text:p>94.35</text:p>
          </table:table-cell>
          <table:table-cell table:style-name="ce65"/>
          <table:table-cell table:style-name="ce39" office:value-type="float" office:value="83.2" calcext:value-type="float">
            <text:p>83.20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3.72" calcext:value-type="float">
            <text:p>93.72</text:p>
          </table:table-cell>
          <table:table-cell table:style-name="ce71"/>
          <table:table-cell table:style-name="ce39" office:value-type="float" office:value="100" calcext:value-type="float">
            <text:p>100.00</text:p>
          </table:table-cell>
          <table:table-cell table:style-name="ce86"/>
          <table:table-cell table:style-name="ce65" office:value-type="float" office:value="88.18" calcext:value-type="float">
            <text:p>88.18</text:p>
          </table:table-cell>
          <table:table-cell table:style-name="ce71"/>
          <table:table-cell table:style-name="ce39" office:value-type="float" office:value="90.49" calcext:value-type="float">
            <text:p>90.49</text:p>
          </table:table-cell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17]&lt;&gt;&quot;&quot;; [.A17]; &quot;&quot;)" office:value-type="string" office:string-value="BGAD-B2B" calcext:value-type="string">
            <text:p>BGAD-B2B</text:p>
          </table:table-cell>
          <table:table-cell table:style-name="ce127" table:formula="of:=IF([.B17]&lt;&gt;&quot;n/a&quot;; IF([.B17]&lt;&gt;&quot;&quot;; TEXT([.B17]; &quot;0.00&quot;);  &quot;&quot;); &quot;n/a&quot;)" office:value-type="string" office:string-value="88.43" calcext:value-type="string">
            <text:p>88.43</text:p>
          </table:table-cell>
          <table:table-cell table:style-name="ce146" table:formula="of:=IF([.D17]&lt;&gt;&quot;n/a&quot;; IF([.D17]&lt;&gt;&quot;&quot;; TEXT([.D17]; &quot;0.00&quot;);  &quot;&quot;); &quot;n/a&quot;)" office:value-type="string" office:string-value="94.35" calcext:value-type="string">
            <text:p>94.35</text:p>
          </table:table-cell>
          <table:table-cell table:style-name="ce127" table:formula="of:=IF([.F17]&lt;&gt;&quot;n/a&quot;; IF([.F17]&lt;&gt;&quot;&quot;; TEXT([.F17]; &quot;0.00&quot;);  &quot;&quot;); &quot;n/a&quot;)" office:value-type="string" office:string-value="83.20" calcext:value-type="string">
            <text:p>83.20</text:p>
          </table:table-cell>
          <table:table-cell table:style-name="ce12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7]&lt;&gt;&quot;n/a&quot;; IF([.K17]&lt;&gt;&quot;&quot;; TEXT([.K17]; &quot;0.00&quot;);  &quot;&quot;); &quot;n/a&quot;)" office:value-type="string" office:string-value="93.72" calcext:value-type="string">
            <text:p>93.72</text:p>
          </table:table-cell>
          <table:table-cell table:style-name="ce159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29" table:formula="of:=IF([.O17]&lt;&gt;&quot;n/a&quot;; IF([.O17]&lt;&gt;&quot;&quot;; TEXT([.O17]; &quot;0.00&quot;);  &quot;&quot;); &quot;n/a&quot;)" office:value-type="string" office:string-value="88.18" calcext:value-type="string">
            <text:p>88.18</text:p>
          </table:table-cell>
          <table:table-cell table:style-name="ce127" table:formula="of:=IF([.Q17]&lt;&gt;&quot;n/a&quot;; IF([.Q17]&lt;&gt;&quot;&quot;; TEXT([.Q17]; &quot;0.00&quot;);  &quot;&quot;); &quot;n/a&quot;)" office:value-type="string" office:string-value="90.49" calcext:value-type="string">
            <text:p>90.49</text:p>
          </table:table-cell>
          <table:table-cell table:style-name="ce150" table:number-columns-repeated="2"/>
          <table:table-cell table:style-name="ce197"/>
          <table:table-cell table:style-name="ce202" table:formula="of:=IF([.A17]&lt;&gt;&quot;&quot;; [.A17]; &quot;&quot;)" office:value-type="string" office:string-value="BGAD-B2B" calcext:value-type="string">
            <text:p>BGAD-B2B</text:p>
          </table:table-cell>
          <table:table-cell table:style-name="ce127" table:formula="of:=IF([.B17]&lt;&gt;&quot;n/a&quot;; IF([.B17]&lt;&gt;&quot;&quot;; TEXT([.B17]; &quot;0.00&quot;);  &quot;&quot;); &quot;n/a&quot;)" office:value-type="string" office:string-value="88.43" calcext:value-type="string">
            <text:p>88.43</text:p>
          </table:table-cell>
          <table:table-cell table:style-name="ce129" table:formula="of:=IF([.D17]&lt;&gt;&quot;n/a&quot;; IF([.D17]&lt;&gt;&quot;&quot;; TEXT([.D17]; &quot;0.00&quot;);  &quot;&quot;); &quot;n/a&quot;)" office:value-type="string" office:string-value="94.35" calcext:value-type="string">
            <text:p>94.35</text:p>
          </table:table-cell>
          <table:table-cell table:style-name="ce127" table:formula="of:=IF([.F17]&lt;&gt;&quot;n/a&quot;; IF([.F17]&lt;&gt;&quot;&quot;; TEXT([.F17]; &quot;0.00&quot;);  &quot;&quot;); &quot;n/a&quot;)" office:value-type="string" office:string-value="83.20" calcext:value-type="string">
            <text:p>83.20</text:p>
          </table:table-cell>
          <table:table-cell table:style-name="ce12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7]&lt;&gt;&quot;n/a&quot;; IF([.K17]&lt;&gt;&quot;&quot;; TEXT([.K17]; &quot;0.00&quot;);  &quot;&quot;); &quot;n/a&quot;)" office:value-type="string" office:string-value="93.72" calcext:value-type="string">
            <text:p>93.72</text:p>
          </table:table-cell>
          <table:table-cell table:style-name="ce127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29" table:formula="of:=IF([.O17]&lt;&gt;&quot;n/a&quot;; IF([.O17]&lt;&gt;&quot;&quot;; TEXT([.O17]; &quot;0.00&quot;);  &quot;&quot;); &quot;n/a&quot;)" office:value-type="string" office:string-value="88.18" calcext:value-type="string">
            <text:p>88.18</text:p>
          </table:table-cell>
          <table:table-cell table:style-name="ce127" table:formula="of:=IF([.Q17]&lt;&gt;&quot;n/a&quot;; IF([.Q17]&lt;&gt;&quot;&quot;; TEXT([.Q17]; &quot;0.00&quot;);  &quot;&quot;); &quot;n/a&quot;)" office:value-type="string" office:string-value="90.49" calcext:value-type="string">
            <text:p>90.49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<text:span text:style-name="T1">BGAD-</text:span>DateBERT</text:p>
          </table:table-cell>
          <table:table-cell table:style-name="ce39" office:value-type="float" office:value="90.97" calcext:value-type="float">
            <text:p>90.97</text:p>
          </table:table-cell>
          <table:table-cell table:style-name="ce86"/>
          <table:table-cell table:style-name="ce71" office:value-type="float" office:value="90.15" calcext:value-type="float">
            <text:p>90.15</text:p>
          </table:table-cell>
          <table:table-cell table:style-name="ce65"/>
          <table:table-cell table:style-name="ce39" office:value-type="float" office:value="91.81" calcext:value-type="float">
            <text:p>91.81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6.24" calcext:value-type="float">
            <text:p>96.24</text:p>
          </table:table-cell>
          <table:table-cell table:style-name="ce71"/>
          <table:table-cell table:style-name="ce39" office:value-type="float" office:value="95.37" calcext:value-type="float">
            <text:p>95.37</text:p>
          </table:table-cell>
          <table:table-cell table:style-name="ce86"/>
          <table:table-cell table:style-name="ce65" office:value-type="float" office:value="97.13" calcext:value-type="float">
            <text:p>97.13</text:p>
          </table:table-cell>
          <table:table-cell table:style-name="ce71"/>
          <table:table-cell table:style-name="ce39" office:value-type="float" office:value="95.07" calcext:value-type="float">
            <text:p>95.07</text:p>
          </table:table-cell>
          <table:table-cell table:style-name="ce86"/>
          <table:table-cell table:style-name="ce130"/>
          <table:table-cell table:style-name="ce142" table:number-columns-repeated="2"/>
          <table:table-cell table:style-name="ce163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27" table:formula="of:=IF([.B18]&lt;&gt;&quot;n/a&quot;; IF([.B18]&lt;&gt;&quot;&quot;; TEXT([.B18]; &quot;0.00&quot;);  &quot;&quot;); &quot;n/a&quot;)" office:value-type="string" office:string-value="90.97" calcext:value-type="string">
            <text:p>90.97</text:p>
          </table:table-cell>
          <table:table-cell table:style-name="ce129" table:formula="of:=IF([.D18]&lt;&gt;&quot;n/a&quot;; IF([.D18]&lt;&gt;&quot;&quot;; TEXT([.D18]; &quot;0.00&quot;);  &quot;&quot;); &quot;n/a&quot;)" office:value-type="string" office:string-value="90.15" calcext:value-type="string">
            <text:p>90.15</text:p>
          </table:table-cell>
          <table:table-cell table:style-name="ce127" table:formula="of:=IF([.F18]&lt;&gt;&quot;n/a&quot;; IF([.F18]&lt;&gt;&quot;&quot;; TEXT([.F18]; &quot;0.00&quot;);  &quot;&quot;); &quot;n/a&quot;)" office:value-type="string" office:string-value="91.81" calcext:value-type="string">
            <text:p>91.81</text:p>
          </table:table-cell>
          <table:table-cell table:style-name="ce12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5"/>
          <table:table-cell table:style-name="ce129" table:formula="of:=IF([.K18]&lt;&gt;&quot;n/a&quot;; IF([.K18]&lt;&gt;&quot;&quot;; TEXT([.K18]; &quot;0.00&quot;);  &quot;&quot;); &quot;n/a&quot;)" office:value-type="string" office:string-value="96.24" calcext:value-type="string">
            <text:p>96.24</text:p>
          </table:table-cell>
          <table:table-cell table:style-name="ce127" table:formula="of:=IF([.M18]&lt;&gt;&quot;n/a&quot;; IF([.M18]&lt;&gt;&quot;&quot;; TEXT([.M18]; &quot;0.00&quot;);  &quot;&quot;); &quot;n/a&quot;)" office:value-type="string" office:string-value="95.37" calcext:value-type="string">
            <text:p>95.37</text:p>
          </table:table-cell>
          <table:table-cell table:style-name="ce129" table:formula="of:=IF([.O18]&lt;&gt;&quot;n/a&quot;; IF([.O18]&lt;&gt;&quot;&quot;; TEXT([.O18]; &quot;0.00&quot;);  &quot;&quot;); &quot;n/a&quot;)" office:value-type="string" office:string-value="97.13" calcext:value-type="string">
            <text:p>97.13</text:p>
          </table:table-cell>
          <table:table-cell table:style-name="ce159" table:formula="of:=IF([.Q18]&lt;&gt;&quot;n/a&quot;; IF([.Q18]&lt;&gt;&quot;&quot;; TEXT([.Q18]; &quot;0.00&quot;);  &quot;&quot;); &quot;n/a&quot;)" office:value-type="string" office:string-value="95.07" calcext:value-type="string">
            <text:p>95.07</text:p>
          </table:table-cell>
          <table:table-cell table:style-name="ce150" table:number-columns-repeated="2"/>
          <table:table-cell table:style-name="ce197"/>
          <table:table-cell table:style-name="ce202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27" table:formula="of:=IF([.B18]&lt;&gt;&quot;n/a&quot;; IF([.B18]&lt;&gt;&quot;&quot;; TEXT([.B18]; &quot;0.00&quot;);  &quot;&quot;); &quot;n/a&quot;)" office:value-type="string" office:string-value="90.97" calcext:value-type="string">
            <text:p>90.97</text:p>
          </table:table-cell>
          <table:table-cell table:style-name="ce129" table:formula="of:=IF([.D18]&lt;&gt;&quot;n/a&quot;; IF([.D18]&lt;&gt;&quot;&quot;; TEXT([.D18]; &quot;0.00&quot;);  &quot;&quot;); &quot;n/a&quot;)" office:value-type="string" office:string-value="90.15" calcext:value-type="string">
            <text:p>90.15</text:p>
          </table:table-cell>
          <table:table-cell table:style-name="ce127" table:formula="of:=IF([.F18]&lt;&gt;&quot;n/a&quot;; IF([.F18]&lt;&gt;&quot;&quot;; TEXT([.F18]; &quot;0.00&quot;);  &quot;&quot;); &quot;n/a&quot;)" office:value-type="string" office:string-value="91.81" calcext:value-type="string">
            <text:p>91.81</text:p>
          </table:table-cell>
          <table:table-cell table:style-name="ce12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5"/>
          <table:table-cell table:style-name="ce129" table:formula="of:=IF([.K18]&lt;&gt;&quot;n/a&quot;; IF([.K18]&lt;&gt;&quot;&quot;; TEXT([.K18]; &quot;0.00&quot;);  &quot;&quot;); &quot;n/a&quot;)" office:value-type="string" office:string-value="96.24" calcext:value-type="string">
            <text:p>96.24</text:p>
          </table:table-cell>
          <table:table-cell table:style-name="ce127" table:formula="of:=IF([.M18]&lt;&gt;&quot;n/a&quot;; IF([.M18]&lt;&gt;&quot;&quot;; TEXT([.M18]; &quot;0.00&quot;);  &quot;&quot;); &quot;n/a&quot;)" office:value-type="string" office:string-value="95.37" calcext:value-type="string">
            <text:p>95.37</text:p>
          </table:table-cell>
          <table:table-cell table:style-name="ce129" table:formula="of:=IF([.O18]&lt;&gt;&quot;n/a&quot;; IF([.O18]&lt;&gt;&quot;&quot;; TEXT([.O18]; &quot;0.00&quot;);  &quot;&quot;); &quot;n/a&quot;)" office:value-type="string" office:string-value="97.13" calcext:value-type="string">
            <text:p>97.13</text:p>
          </table:table-cell>
          <table:table-cell table:style-name="ce127" table:formula="of:=IF([.Q18]&lt;&gt;&quot;n/a&quot;; IF([.Q18]&lt;&gt;&quot;&quot;; TEXT([.Q18]; &quot;0.00&quot;);  &quot;&quot;); &quot;n/a&quot;)" office:value-type="string" office:string-value="95.07" calcext:value-type="string">
            <text:p>95.07</text:p>
          </table:table-cell>
          <table:table-cell table:number-columns-repeated="16340"/>
        </table:table-row>
        <table:table-row table:style-name="ro1">
          <table:table-cell table:style-name="ce15" office:value-type="string" calcext:value-type="string">
            <text:p>HeidelTime</text:p>
          </table:table-cell>
          <table:table-cell table:style-name="ce39" office:value-type="float" office:value="80.37" calcext:value-type="float">
            <text:p>80.37</text:p>
          </table:table-cell>
          <table:table-cell table:style-name="ce86"/>
          <table:table-cell table:style-name="ce71" office:value-type="float" office:value="89.58" calcext:value-type="float">
            <text:p>89.58</text:p>
          </table:table-cell>
          <table:table-cell table:style-name="ce71"/>
          <table:table-cell table:style-name="ce39" office:value-type="float" office:value="72.88" calcext:value-type="float">
            <text:p>72.88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71" office:value-type="float" office:value="85.98" calcext:value-type="float">
            <text:p>85.98</text:p>
          </table:table-cell>
          <table:table-cell table:style-name="ce71"/>
          <table:table-cell table:style-name="ce39" office:value-type="float" office:value="95.83" calcext:value-type="float">
            <text:p>95.83</text:p>
          </table:table-cell>
          <table:table-cell table:style-name="ce86"/>
          <table:table-cell table:style-name="ce71" office:value-type="float" office:value="77.97" calcext:value-type="float">
            <text:p>77.97</text:p>
          </table:table-cell>
          <table:table-cell table:style-name="ce71"/>
          <table:table-cell table:style-name="ce39" office:value-type="float" office:value="84.38" calcext:value-type="float">
            <text:p>84.38</text:p>
          </table:table-cell>
          <table:table-cell table:style-name="ce86"/>
          <table:table-cell table:style-name="ce131"/>
          <table:table-cell table:style-name="ce147"/>
          <table:table-cell table:style-name="ce140"/>
          <table:table-cell table:style-name="ce125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27" table:formula="of:=IF([.B19]&lt;&gt;&quot;n/a&quot;; IF([.B19]&lt;&gt;&quot;&quot;; TEXT([.B19]; &quot;0.00&quot;);  &quot;&quot;); &quot;n/a&quot;)" office:value-type="string" office:string-value="80.37" calcext:value-type="string">
            <text:p>80.37</text:p>
          </table:table-cell>
          <table:table-cell table:style-name="ce129" table:formula="of:=IF([.D19]&lt;&gt;&quot;n/a&quot;; IF([.D19]&lt;&gt;&quot;&quot;; TEXT([.D19]; &quot;0.00&quot;);  &quot;&quot;); &quot;n/a&quot;)" office:value-type="string" office:string-value="89.58" calcext:value-type="string">
            <text:p>89.58</text:p>
          </table:table-cell>
          <table:table-cell table:style-name="ce127" table:formula="of:=IF([.F19]&lt;&gt;&quot;n/a&quot;; IF([.F19]&lt;&gt;&quot;&quot;; TEXT([.F19]; &quot;0.00&quot;);  &quot;&quot;); &quot;n/a&quot;)" office:value-type="string" office:string-value="72.88" calcext:value-type="string">
            <text:p>72.88</text:p>
          </table:table-cell>
          <table:table-cell table:style-name="ce12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9]&lt;&gt;&quot;n/a&quot;; IF([.K19]&lt;&gt;&quot;&quot;; TEXT([.K19]; &quot;0.00&quot;);  &quot;&quot;); &quot;n/a&quot;)" office:value-type="string" office:string-value="85.98" calcext:value-type="string">
            <text:p>85.98</text:p>
          </table:table-cell>
          <table:table-cell table:style-name="ce127" table:formula="of:=IF([.M19]&lt;&gt;&quot;n/a&quot;; IF([.M19]&lt;&gt;&quot;&quot;; TEXT([.M19]; &quot;0.00&quot;);  &quot;&quot;); &quot;n/a&quot;)" office:value-type="string" office:string-value="95.83" calcext:value-type="string">
            <text:p>95.83</text:p>
          </table:table-cell>
          <table:table-cell table:style-name="ce129" table:formula="of:=IF([.O19]&lt;&gt;&quot;n/a&quot;; IF([.O19]&lt;&gt;&quot;&quot;; TEXT([.O19]; &quot;0.00&quot;);  &quot;&quot;); &quot;n/a&quot;)" office:value-type="string" office:string-value="77.97" calcext:value-type="string">
            <text:p>77.97</text:p>
          </table:table-cell>
          <table:table-cell table:style-name="ce127" table:formula="of:=IF([.Q19]&lt;&gt;&quot;n/a&quot;; IF([.Q19]&lt;&gt;&quot;&quot;; TEXT([.Q19]; &quot;0.00&quot;);  &quot;&quot;); &quot;n/a&quot;)" office:value-type="string" office:string-value="84.38" calcext:value-type="string">
            <text:p>84.38</text:p>
          </table:table-cell>
          <table:table-cell table:style-name="ce150" table:number-columns-repeated="2"/>
          <table:table-cell table:style-name="ce197"/>
          <table:table-cell table:style-name="ce202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27" table:formula="of:=IF([.B19]&lt;&gt;&quot;n/a&quot;; IF([.B19]&lt;&gt;&quot;&quot;; TEXT([.B19]; &quot;0.00&quot;);  &quot;&quot;); &quot;n/a&quot;)" office:value-type="string" office:string-value="80.37" calcext:value-type="string">
            <text:p>80.37</text:p>
          </table:table-cell>
          <table:table-cell table:style-name="ce129" table:formula="of:=IF([.D19]&lt;&gt;&quot;n/a&quot;; IF([.D19]&lt;&gt;&quot;&quot;; TEXT([.D19]; &quot;0.00&quot;);  &quot;&quot;); &quot;n/a&quot;)" office:value-type="string" office:string-value="89.58" calcext:value-type="string">
            <text:p>89.58</text:p>
          </table:table-cell>
          <table:table-cell table:style-name="ce127" table:formula="of:=IF([.F19]&lt;&gt;&quot;n/a&quot;; IF([.F19]&lt;&gt;&quot;&quot;; TEXT([.F19]; &quot;0.00&quot;);  &quot;&quot;); &quot;n/a&quot;)" office:value-type="string" office:string-value="72.88" calcext:value-type="string">
            <text:p>72.88</text:p>
          </table:table-cell>
          <table:table-cell table:style-name="ce12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9]&lt;&gt;&quot;n/a&quot;; IF([.K19]&lt;&gt;&quot;&quot;; TEXT([.K19]; &quot;0.00&quot;);  &quot;&quot;); &quot;n/a&quot;)" office:value-type="string" office:string-value="85.98" calcext:value-type="string">
            <text:p>85.98</text:p>
          </table:table-cell>
          <table:table-cell table:style-name="ce127" table:formula="of:=IF([.M19]&lt;&gt;&quot;n/a&quot;; IF([.M19]&lt;&gt;&quot;&quot;; TEXT([.M19]; &quot;0.00&quot;);  &quot;&quot;); &quot;n/a&quot;)" office:value-type="string" office:string-value="95.83" calcext:value-type="string">
            <text:p>95.83</text:p>
          </table:table-cell>
          <table:table-cell table:style-name="ce129" table:formula="of:=IF([.O19]&lt;&gt;&quot;n/a&quot;; IF([.O19]&lt;&gt;&quot;&quot;; TEXT([.O19]; &quot;0.00&quot;);  &quot;&quot;); &quot;n/a&quot;)" office:value-type="string" office:string-value="77.97" calcext:value-type="string">
            <text:p>77.97</text:p>
          </table:table-cell>
          <table:table-cell table:style-name="ce127" table:formula="of:=IF([.Q19]&lt;&gt;&quot;n/a&quot;; IF([.Q19]&lt;&gt;&quot;&quot;; TEXT([.Q19]; &quot;0.00&quot;);  &quot;&quot;); &quot;n/a&quot;)" office:value-type="string" office:string-value="84.38" calcext:value-type="string">
            <text:p>84.38</text:p>
          </table:table-cell>
          <table:table-cell table:number-columns-repeated="16340"/>
        </table:table-row>
        <table:table-row table:style-name="ro1">
          <table:table-cell table:style-name="ce21" office:value-type="string" calcext:value-type="string">
            <text:p>UWTime</text:p>
          </table:table-cell>
          <table:table-cell table:style-name="ce39" office:value-type="float" office:value="79.44" calcext:value-type="float">
            <text:p>79.44</text:p>
          </table:table-cell>
          <table:table-cell table:style-name="ce86"/>
          <table:table-cell table:style-name="ce71" office:value-type="float" office:value="88.54" calcext:value-type="float">
            <text:p>88.54</text:p>
          </table:table-cell>
          <table:table-cell table:style-name="ce65"/>
          <table:table-cell table:style-name="ce39" office:value-type="float" office:value="72.03" calcext:value-type="float">
            <text:p>72.03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86.92" calcext:value-type="float">
            <text:p>86.92</text:p>
          </table:table-cell>
          <table:table-cell table:style-name="ce71"/>
          <table:table-cell table:style-name="ce39" office:value-type="float" office:value="96.88" calcext:value-type="float">
            <text:p>96.88</text:p>
          </table:table-cell>
          <table:table-cell table:style-name="ce86"/>
          <table:table-cell table:style-name="ce65" office:value-type="float" office:value="78.81" calcext:value-type="float">
            <text:p>78.81</text:p>
          </table:table-cell>
          <table:table-cell table:style-name="ce71"/>
          <table:table-cell table:style-name="ce39" office:value-type="float" office:value="79.43" calcext:value-type="float">
            <text:p>79.43</text:p>
          </table:table-cell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20]&lt;&gt;&quot;&quot;; [.A20]; &quot;&quot;)" office:value-type="string" office:string-value="UWTime" calcext:value-type="string">
            <text:p>UWTime</text:p>
          </table:table-cell>
          <table:table-cell table:style-name="ce127" table:formula="of:=IF([.B20]&lt;&gt;&quot;n/a&quot;; IF([.B20]&lt;&gt;&quot;&quot;; TEXT([.B20]; &quot;0.00&quot;);  &quot;&quot;); &quot;n/a&quot;)" office:value-type="string" office:string-value="79.44" calcext:value-type="string">
            <text:p>79.44</text:p>
          </table:table-cell>
          <table:table-cell table:style-name="ce129" table:formula="of:=IF([.D20]&lt;&gt;&quot;n/a&quot;; IF([.D20]&lt;&gt;&quot;&quot;; TEXT([.D20]; &quot;0.00&quot;);  &quot;&quot;); &quot;n/a&quot;)" office:value-type="string" office:string-value="88.54" calcext:value-type="string">
            <text:p>88.54</text:p>
          </table:table-cell>
          <table:table-cell table:style-name="ce127" table:formula="of:=IF([.F20]&lt;&gt;&quot;n/a&quot;; IF([.F20]&lt;&gt;&quot;&quot;; TEXT([.F20]; &quot;0.00&quot;);  &quot;&quot;); &quot;n/a&quot;)" office:value-type="string" office:string-value="72.03" calcext:value-type="string">
            <text:p>72.03</text:p>
          </table:table-cell>
          <table:table-cell table:style-name="ce12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0]&lt;&gt;&quot;n/a&quot;; IF([.K20]&lt;&gt;&quot;&quot;; TEXT([.K20]; &quot;0.00&quot;);  &quot;&quot;); &quot;n/a&quot;)" office:value-type="string" office:string-value="86.92" calcext:value-type="string">
            <text:p>86.92</text:p>
          </table:table-cell>
          <table:table-cell table:style-name="ce159" table:formula="of:=IF([.M20]&lt;&gt;&quot;n/a&quot;; IF([.M20]&lt;&gt;&quot;&quot;; TEXT([.M20]; &quot;0.00&quot;);  &quot;&quot;); &quot;n/a&quot;)" office:value-type="string" office:string-value="96.88" calcext:value-type="string">
            <text:p>96.88</text:p>
          </table:table-cell>
          <table:table-cell table:style-name="ce129" table:formula="of:=IF([.O20]&lt;&gt;&quot;n/a&quot;; IF([.O20]&lt;&gt;&quot;&quot;; TEXT([.O20]; &quot;0.00&quot;);  &quot;&quot;); &quot;n/a&quot;)" office:value-type="string" office:string-value="78.81" calcext:value-type="string">
            <text:p>78.81</text:p>
          </table:table-cell>
          <table:table-cell table:style-name="ce127" table:formula="of:=IF([.Q20]&lt;&gt;&quot;n/a&quot;; IF([.Q20]&lt;&gt;&quot;&quot;; TEXT([.Q20]; &quot;0.00&quot;);  &quot;&quot;); &quot;n/a&quot;)" office:value-type="string" office:string-value="79.43" calcext:value-type="string">
            <text:p>79.43</text:p>
          </table:table-cell>
          <table:table-cell table:style-name="ce150" table:number-columns-repeated="2"/>
          <table:table-cell table:style-name="ce197"/>
          <table:table-cell table:style-name="ce202" table:formula="of:=IF([.A20]&lt;&gt;&quot;&quot;; [.A20]; &quot;&quot;)" office:value-type="string" office:string-value="UWTime" calcext:value-type="string">
            <text:p>UWTime</text:p>
          </table:table-cell>
          <table:table-cell table:style-name="ce127" table:formula="of:=IF([.B20]&lt;&gt;&quot;n/a&quot;; IF([.B20]&lt;&gt;&quot;&quot;; TEXT([.B20]; &quot;0.00&quot;);  &quot;&quot;); &quot;n/a&quot;)" office:value-type="string" office:string-value="79.44" calcext:value-type="string">
            <text:p>79.44</text:p>
          </table:table-cell>
          <table:table-cell table:style-name="ce129" table:formula="of:=IF([.D20]&lt;&gt;&quot;n/a&quot;; IF([.D20]&lt;&gt;&quot;&quot;; TEXT([.D20]; &quot;0.00&quot;);  &quot;&quot;); &quot;n/a&quot;)" office:value-type="string" office:string-value="88.54" calcext:value-type="string">
            <text:p>88.54</text:p>
          </table:table-cell>
          <table:table-cell table:style-name="ce127" table:formula="of:=IF([.F20]&lt;&gt;&quot;n/a&quot;; IF([.F20]&lt;&gt;&quot;&quot;; TEXT([.F20]; &quot;0.00&quot;);  &quot;&quot;); &quot;n/a&quot;)" office:value-type="string" office:string-value="72.03" calcext:value-type="string">
            <text:p>72.03</text:p>
          </table:table-cell>
          <table:table-cell table:style-name="ce12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0]&lt;&gt;&quot;n/a&quot;; IF([.K20]&lt;&gt;&quot;&quot;; TEXT([.K20]; &quot;0.00&quot;);  &quot;&quot;); &quot;n/a&quot;)" office:value-type="string" office:string-value="86.92" calcext:value-type="string">
            <text:p>86.92</text:p>
          </table:table-cell>
          <table:table-cell table:style-name="ce127" table:formula="of:=IF([.M20]&lt;&gt;&quot;n/a&quot;; IF([.M20]&lt;&gt;&quot;&quot;; TEXT([.M20]; &quot;0.00&quot;);  &quot;&quot;); &quot;n/a&quot;)" office:value-type="string" office:string-value="96.88" calcext:value-type="string">
            <text:p>96.88</text:p>
          </table:table-cell>
          <table:table-cell table:style-name="ce129" table:formula="of:=IF([.O20]&lt;&gt;&quot;n/a&quot;; IF([.O20]&lt;&gt;&quot;&quot;; TEXT([.O20]; &quot;0.00&quot;);  &quot;&quot;); &quot;n/a&quot;)" office:value-type="string" office:string-value="78.81" calcext:value-type="string">
            <text:p>78.81</text:p>
          </table:table-cell>
          <table:table-cell table:style-name="ce127" table:formula="of:=IF([.Q20]&lt;&gt;&quot;n/a&quot;; IF([.Q20]&lt;&gt;&quot;&quot;; TEXT([.Q20]; &quot;0.00&quot;);  &quot;&quot;); &quot;n/a&quot;)" office:value-type="string" office:string-value="79.43" calcext:value-type="string">
            <text:p>79.43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Syntime</text:p>
          </table:table-cell>
          <table:table-cell table:style-name="ce39" office:value-type="float" office:value="91.77" calcext:value-type="float">
            <text:p>91.77</text:p>
          </table:table-cell>
          <table:table-cell table:style-name="ce86"/>
          <table:table-cell table:style-name="ce71" office:value-type="float" office:value="89.2" calcext:value-type="float">
            <text:p>89.20</text:p>
          </table:table-cell>
          <table:table-cell table:style-name="ce65"/>
          <table:table-cell table:style-name="ce39" office:value-type="float" office:value="94.49" calcext:value-type="float">
            <text:p>94.49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5.88" calcext:value-type="float">
            <text:p>95.88</text:p>
          </table:table-cell>
          <table:table-cell table:style-name="ce71"/>
          <table:table-cell table:style-name="ce39" office:value-type="float" office:value="93.2" calcext:value-type="float">
            <text:p>93.20</text:p>
          </table:table-cell>
          <table:table-cell table:style-name="ce86"/>
          <table:table-cell table:style-name="ce65" office:value-type="float" office:value="98.78" calcext:value-type="float">
            <text:p>98.78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21]&lt;&gt;&quot;&quot;; [.A21]; &quot;&quot;)" office:value-type="string" office:string-value="Syntime" calcext:value-type="string">
            <text:p>Syntime</text:p>
          </table:table-cell>
          <table:table-cell table:style-name="ce127" table:formula="of:=IF([.B21]&lt;&gt;&quot;n/a&quot;; IF([.B21]&lt;&gt;&quot;&quot;; TEXT([.B21]; &quot;0.00&quot;);  &quot;&quot;); &quot;n/a&quot;)" office:value-type="string" office:string-value="91.77" calcext:value-type="string">
            <text:p>91.77</text:p>
          </table:table-cell>
          <table:table-cell table:style-name="ce129" table:formula="of:=IF([.D21]&lt;&gt;&quot;n/a&quot;; IF([.D21]&lt;&gt;&quot;&quot;; TEXT([.D21]; &quot;0.00&quot;);  &quot;&quot;); &quot;n/a&quot;)" office:value-type="string" office:string-value="89.20" calcext:value-type="string">
            <text:p>89.20</text:p>
          </table:table-cell>
          <table:table-cell table:style-name="ce159" table:formula="of:=IF([.F21]&lt;&gt;&quot;n/a&quot;; IF([.F21]&lt;&gt;&quot;&quot;; TEXT([.F21]; &quot;0.00&quot;);  &quot;&quot;); &quot;n/a&quot;)" office:value-type="string" office:string-value="94.49" calcext:value-type="string">
            <text:p>94.49</text:p>
          </table:table-cell>
          <table:table-cell table:style-name="ce12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1]&lt;&gt;&quot;n/a&quot;; IF([.K21]&lt;&gt;&quot;&quot;; TEXT([.K21]; &quot;0.00&quot;);  &quot;&quot;); &quot;n/a&quot;)" office:value-type="string" office:string-value="95.88" calcext:value-type="string">
            <text:p>95.88</text:p>
          </table:table-cell>
          <table:table-cell table:style-name="ce127" table:formula="of:=IF([.M21]&lt;&gt;&quot;n/a&quot;; IF([.M21]&lt;&gt;&quot;&quot;; TEXT([.M21]; &quot;0.00&quot;);  &quot;&quot;); &quot;n/a&quot;)" office:value-type="string" office:string-value="93.20" calcext:value-type="string">
            <text:p>93.20</text:p>
          </table:table-cell>
          <table:table-cell table:style-name="ce146" table:formula="of:=IF([.O21]&lt;&gt;&quot;n/a&quot;; IF([.O21]&lt;&gt;&quot;&quot;; TEXT([.O21]; &quot;0.00&quot;);  &quot;&quot;); &quot;n/a&quot;)" office:value-type="string" office:string-value="98.78" calcext:value-type="string">
            <text:p>98.78</text:p>
          </table:table-cell>
          <table:table-cell table:style-name="ce127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150" table:number-columns-repeated="2"/>
          <table:table-cell table:style-name="ce197"/>
          <table:table-cell table:style-name="ce202" table:formula="of:=IF([.A21]&lt;&gt;&quot;&quot;; [.A21]; &quot;&quot;)" office:value-type="string" office:string-value="Syntime" calcext:value-type="string">
            <text:p>Syntime</text:p>
          </table:table-cell>
          <table:table-cell table:style-name="ce127" table:formula="of:=IF([.B21]&lt;&gt;&quot;n/a&quot;; IF([.B21]&lt;&gt;&quot;&quot;; TEXT([.B21]; &quot;0.00&quot;);  &quot;&quot;); &quot;n/a&quot;)" office:value-type="string" office:string-value="91.77" calcext:value-type="string">
            <text:p>91.77</text:p>
          </table:table-cell>
          <table:table-cell table:style-name="ce129" table:formula="of:=IF([.D21]&lt;&gt;&quot;n/a&quot;; IF([.D21]&lt;&gt;&quot;&quot;; TEXT([.D21]; &quot;0.00&quot;);  &quot;&quot;); &quot;n/a&quot;)" office:value-type="string" office:string-value="89.20" calcext:value-type="string">
            <text:p>89.20</text:p>
          </table:table-cell>
          <table:table-cell table:style-name="ce127" table:formula="of:=IF([.F21]&lt;&gt;&quot;n/a&quot;; IF([.F21]&lt;&gt;&quot;&quot;; TEXT([.F21]; &quot;0.00&quot;);  &quot;&quot;); &quot;n/a&quot;)" office:value-type="string" office:string-value="94.49" calcext:value-type="string">
            <text:p>94.49</text:p>
          </table:table-cell>
          <table:table-cell table:style-name="ce12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1]&lt;&gt;&quot;n/a&quot;; IF([.K21]&lt;&gt;&quot;&quot;; TEXT([.K21]; &quot;0.00&quot;);  &quot;&quot;); &quot;n/a&quot;)" office:value-type="string" office:string-value="95.88" calcext:value-type="string">
            <text:p>95.88</text:p>
          </table:table-cell>
          <table:table-cell table:style-name="ce127" table:formula="of:=IF([.M21]&lt;&gt;&quot;n/a&quot;; IF([.M21]&lt;&gt;&quot;&quot;; TEXT([.M21]; &quot;0.00&quot;);  &quot;&quot;); &quot;n/a&quot;)" office:value-type="string" office:string-value="93.20" calcext:value-type="string">
            <text:p>93.20</text:p>
          </table:table-cell>
          <table:table-cell table:style-name="ce129" table:formula="of:=IF([.O21]&lt;&gt;&quot;n/a&quot;; IF([.O21]&lt;&gt;&quot;&quot;; TEXT([.O21]; &quot;0.00&quot;);  &quot;&quot;); &quot;n/a&quot;)" office:value-type="string" office:string-value="98.78" calcext:value-type="string">
            <text:p>98.78</text:p>
          </table:table-cell>
          <table:table-cell table:style-name="ce127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TOMN</text:p>
          </table:table-cell>
          <table:table-cell table:style-name="ce39" office:value-type="float" office:value="92.56" calcext:value-type="float">
            <text:p>92.56</text:p>
          </table:table-cell>
          <table:table-cell table:style-name="ce86"/>
          <table:table-cell table:style-name="ce71" office:value-type="float" office:value="90.69" calcext:value-type="float">
            <text:p>90.69</text:p>
          </table:table-cell>
          <table:table-cell table:style-name="ce65"/>
          <table:table-cell table:style-name="ce39" office:value-type="float" office:value="94.51" calcext:value-type="float">
            <text:p>94.51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5.45" calcext:value-type="float">
            <text:p>95.45</text:p>
          </table:table-cell>
          <table:table-cell table:style-name="ce71"/>
          <table:table-cell table:style-name="ce39" office:value-type="float" office:value="93.52" calcext:value-type="float">
            <text:p>93.52</text:p>
          </table:table-cell>
          <table:table-cell table:style-name="ce86"/>
          <table:table-cell table:style-name="ce65" office:value-type="float" office:value="97.47" calcext:value-type="float">
            <text:p>97.47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22]&lt;&gt;&quot;&quot;; [.A22]; &quot;&quot;)" office:value-type="string" office:string-value="TOMN" calcext:value-type="string">
            <text:p>TOMN</text:p>
          </table:table-cell>
          <table:table-cell table:style-name="ce159" table:formula="of:=IF([.B22]&lt;&gt;&quot;n/a&quot;; IF([.B22]&lt;&gt;&quot;&quot;; TEXT([.B22]; &quot;0.00&quot;);  &quot;&quot;); &quot;n/a&quot;)" office:value-type="string" office:string-value="92.56" calcext:value-type="string">
            <text:p>92.56</text:p>
          </table:table-cell>
          <table:table-cell table:style-name="ce129" table:formula="of:=IF([.D22]&lt;&gt;&quot;n/a&quot;; IF([.D22]&lt;&gt;&quot;&quot;; TEXT([.D22]; &quot;0.00&quot;);  &quot;&quot;); &quot;n/a&quot;)" office:value-type="string" office:string-value="90.69" calcext:value-type="string">
            <text:p>90.69</text:p>
          </table:table-cell>
          <table:table-cell table:style-name="ce159" table:formula="of:=IF([.F22]&lt;&gt;&quot;n/a&quot;; IF([.F22]&lt;&gt;&quot;&quot;; TEXT([.F22]; &quot;0.00&quot;);  &quot;&quot;); &quot;n/a&quot;)" office:value-type="string" office:string-value="94.51" calcext:value-type="string">
            <text:p>94.51</text:p>
          </table:table-cell>
          <table:table-cell table:style-name="ce12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2]&lt;&gt;&quot;n/a&quot;; IF([.K22]&lt;&gt;&quot;&quot;; TEXT([.K22]; &quot;0.00&quot;);  &quot;&quot;); &quot;n/a&quot;)" office:value-type="string" office:string-value="95.45" calcext:value-type="string">
            <text:p>95.45</text:p>
          </table:table-cell>
          <table:table-cell table:style-name="ce127" table:formula="of:=IF([.M22]&lt;&gt;&quot;n/a&quot;; IF([.M22]&lt;&gt;&quot;&quot;; TEXT([.M22]; &quot;0.00&quot;);  &quot;&quot;); &quot;n/a&quot;)" office:value-type="string" office:string-value="93.52" calcext:value-type="string">
            <text:p>93.52</text:p>
          </table:table-cell>
          <table:table-cell table:style-name="ce129" table:formula="of:=IF([.O22]&lt;&gt;&quot;n/a&quot;; IF([.O22]&lt;&gt;&quot;&quot;; TEXT([.O22]; &quot;0.00&quot;);  &quot;&quot;); &quot;n/a&quot;)" office:value-type="string" office:string-value="97.47" calcext:value-type="string">
            <text:p>97.47</text:p>
          </table:table-cell>
          <table:table-cell table:style-name="ce127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150" table:number-columns-repeated="2"/>
          <table:table-cell table:style-name="ce197"/>
          <table:table-cell table:style-name="ce202" table:formula="of:=IF([.A22]&lt;&gt;&quot;&quot;; [.A22]; &quot;&quot;)" office:value-type="string" office:string-value="TOMN" calcext:value-type="string">
            <text:p>TOMN</text:p>
          </table:table-cell>
          <table:table-cell table:style-name="ce127" table:formula="of:=IF([.B22]&lt;&gt;&quot;n/a&quot;; IF([.B22]&lt;&gt;&quot;&quot;; TEXT([.B22]; &quot;0.00&quot;);  &quot;&quot;); &quot;n/a&quot;)" office:value-type="string" office:string-value="92.56" calcext:value-type="string">
            <text:p>92.56</text:p>
          </table:table-cell>
          <table:table-cell table:style-name="ce129" table:formula="of:=IF([.D22]&lt;&gt;&quot;n/a&quot;; IF([.D22]&lt;&gt;&quot;&quot;; TEXT([.D22]; &quot;0.00&quot;);  &quot;&quot;); &quot;n/a&quot;)" office:value-type="string" office:string-value="90.69" calcext:value-type="string">
            <text:p>90.69</text:p>
          </table:table-cell>
          <table:table-cell table:style-name="ce127" table:formula="of:=IF([.F22]&lt;&gt;&quot;n/a&quot;; IF([.F22]&lt;&gt;&quot;&quot;; TEXT([.F22]; &quot;0.00&quot;);  &quot;&quot;); &quot;n/a&quot;)" office:value-type="string" office:string-value="94.51" calcext:value-type="string">
            <text:p>94.51</text:p>
          </table:table-cell>
          <table:table-cell table:style-name="ce12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2]&lt;&gt;&quot;n/a&quot;; IF([.K22]&lt;&gt;&quot;&quot;; TEXT([.K22]; &quot;0.00&quot;);  &quot;&quot;); &quot;n/a&quot;)" office:value-type="string" office:string-value="95.45" calcext:value-type="string">
            <text:p>95.45</text:p>
          </table:table-cell>
          <table:table-cell table:style-name="ce127" table:formula="of:=IF([.M22]&lt;&gt;&quot;n/a&quot;; IF([.M22]&lt;&gt;&quot;&quot;; TEXT([.M22]; &quot;0.00&quot;);  &quot;&quot;); &quot;n/a&quot;)" office:value-type="string" office:string-value="93.52" calcext:value-type="string">
            <text:p>93.52</text:p>
          </table:table-cell>
          <table:table-cell table:style-name="ce129" table:formula="of:=IF([.O22]&lt;&gt;&quot;n/a&quot;; IF([.O22]&lt;&gt;&quot;&quot;; TEXT([.O22]; &quot;0.00&quot;);  &quot;&quot;); &quot;n/a&quot;)" office:value-type="string" office:string-value="97.47" calcext:value-type="string">
            <text:p>97.47</text:p>
          </table:table-cell>
          <table:table-cell table:style-name="ce127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PTime</text:p>
          </table:table-cell>
          <table:table-cell table:style-name="ce39" office:value-type="float" office:value="93.5" calcext:value-type="float">
            <text:p>93.50</text:p>
          </table:table-cell>
          <table:table-cell table:style-name="ce86"/>
          <table:table-cell table:style-name="ce71" office:value-type="float" office:value="92.92" calcext:value-type="float">
            <text:p>92.92</text:p>
          </table:table-cell>
          <table:table-cell table:style-name="ce65"/>
          <table:table-cell table:style-name="ce39" office:value-type="float" office:value="94.09" calcext:value-type="float">
            <text:p>94.09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8.53" calcext:value-type="float">
            <text:p>98.53</text:p>
          </table:table-cell>
          <table:table-cell table:style-name="ce71"/>
          <table:table-cell table:style-name="ce39" office:value-type="float" office:value="97.92" calcext:value-type="float">
            <text:p>97.92</text:p>
          </table:table-cell>
          <table:table-cell table:style-name="ce86"/>
          <table:table-cell table:style-name="ce65" office:value-type="float" office:value="99.16" calcext:value-type="float">
            <text:p>99.16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130"/>
          <table:table-cell table:style-name="ce144"/>
          <table:table-cell table:style-name="ce150"/>
          <table:table-cell table:style-name="ce125" table:formula="of:=IF([.A23]&lt;&gt;&quot;&quot;; [.A23]; &quot;&quot;)" office:value-type="string" office:string-value="PTime" calcext:value-type="string">
            <text:p>PTime</text:p>
          </table:table-cell>
          <table:table-cell table:style-name="ce159" table:formula="of:=IF([.B23]&lt;&gt;&quot;n/a&quot;; IF([.B23]&lt;&gt;&quot;&quot;; TEXT([.B23]; &quot;0.00&quot;);  &quot;&quot;); &quot;n/a&quot;)" office:value-type="string" office:string-value="93.50" calcext:value-type="string">
            <text:p>93.50</text:p>
          </table:table-cell>
          <table:table-cell table:style-name="ce146" table:formula="of:=IF([.D23]&lt;&gt;&quot;n/a&quot;; IF([.D23]&lt;&gt;&quot;&quot;; TEXT([.D23]; &quot;0.00&quot;);  &quot;&quot;); &quot;n/a&quot;)" office:value-type="string" office:string-value="92.92" calcext:value-type="string">
            <text:p>92.92</text:p>
          </table:table-cell>
          <table:table-cell table:style-name="ce127" table:formula="of:=IF([.F23]&lt;&gt;&quot;n/a&quot;; IF([.F23]&lt;&gt;&quot;&quot;; TEXT([.F23]; &quot;0.00&quot;);  &quot;&quot;); &quot;n/a&quot;)" office:value-type="string" office:string-value="94.09" calcext:value-type="string">
            <text:p>94.09</text:p>
          </table:table-cell>
          <table:table-cell table:style-name="ce12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46" table:formula="of:=IF([.K23]&lt;&gt;&quot;n/a&quot;; IF([.K23]&lt;&gt;&quot;&quot;; TEXT([.K23]; &quot;0.00&quot;);  &quot;&quot;); &quot;n/a&quot;)" office:value-type="string" office:string-value="98.53" calcext:value-type="string">
            <text:p>98.53</text:p>
          </table:table-cell>
          <table:table-cell table:style-name="ce159" table:formula="of:=IF([.M23]&lt;&gt;&quot;n/a&quot;; IF([.M23]&lt;&gt;&quot;&quot;; TEXT([.M23]; &quot;0.00&quot;);  &quot;&quot;); &quot;n/a&quot;)" office:value-type="string" office:string-value="97.92" calcext:value-type="string">
            <text:p>97.92</text:p>
          </table:table-cell>
          <table:table-cell table:style-name="ce146" table:formula="of:=IF([.O23]&lt;&gt;&quot;n/a&quot;; IF([.O23]&lt;&gt;&quot;&quot;; TEXT([.O23]; &quot;0.00&quot;);  &quot;&quot;); &quot;n/a&quot;)" office:value-type="string" office:string-value="99.16" calcext:value-type="string">
            <text:p>99.16</text:p>
          </table:table-cell>
          <table:table-cell table:style-name="ce127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150" table:number-columns-repeated="2"/>
          <table:table-cell table:style-name="ce197"/>
          <table:table-cell table:style-name="ce202" table:formula="of:=IF([.A23]&lt;&gt;&quot;&quot;; [.A23]; &quot;&quot;)" office:value-type="string" office:string-value="PTime" calcext:value-type="string">
            <text:p>PTime</text:p>
          </table:table-cell>
          <table:table-cell table:style-name="ce127" table:formula="of:=IF([.B23]&lt;&gt;&quot;n/a&quot;; IF([.B23]&lt;&gt;&quot;&quot;; TEXT([.B23]; &quot;0.00&quot;);  &quot;&quot;); &quot;n/a&quot;)" office:value-type="string" office:string-value="93.50" calcext:value-type="string">
            <text:p>93.50</text:p>
          </table:table-cell>
          <table:table-cell table:style-name="ce129" table:formula="of:=IF([.D23]&lt;&gt;&quot;n/a&quot;; IF([.D23]&lt;&gt;&quot;&quot;; TEXT([.D23]; &quot;0.00&quot;);  &quot;&quot;); &quot;n/a&quot;)" office:value-type="string" office:string-value="92.92" calcext:value-type="string">
            <text:p>92.92</text:p>
          </table:table-cell>
          <table:table-cell table:style-name="ce127" table:formula="of:=IF([.F23]&lt;&gt;&quot;n/a&quot;; IF([.F23]&lt;&gt;&quot;&quot;; TEXT([.F23]; &quot;0.00&quot;);  &quot;&quot;); &quot;n/a&quot;)" office:value-type="string" office:string-value="94.09" calcext:value-type="string">
            <text:p>94.09</text:p>
          </table:table-cell>
          <table:table-cell table:style-name="ce12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3]&lt;&gt;&quot;n/a&quot;; IF([.K23]&lt;&gt;&quot;&quot;; TEXT([.K23]; &quot;0.00&quot;);  &quot;&quot;); &quot;n/a&quot;)" office:value-type="string" office:string-value="98.53" calcext:value-type="string">
            <text:p>98.53</text:p>
          </table:table-cell>
          <table:table-cell table:style-name="ce127" table:formula="of:=IF([.M23]&lt;&gt;&quot;n/a&quot;; IF([.M23]&lt;&gt;&quot;&quot;; TEXT([.M23]; &quot;0.00&quot;);  &quot;&quot;); &quot;n/a&quot;)" office:value-type="string" office:string-value="97.92" calcext:value-type="string">
            <text:p>97.92</text:p>
          </table:table-cell>
          <table:table-cell table:style-name="ce129" table:formula="of:=IF([.O23]&lt;&gt;&quot;n/a&quot;; IF([.O23]&lt;&gt;&quot;&quot;; TEXT([.O23]; &quot;0.00&quot;);  &quot;&quot;); &quot;n/a&quot;)" office:value-type="string" office:string-value="99.16" calcext:value-type="string">
            <text:p>99.16</text:p>
          </table:table-cell>
          <table:table-cell table:style-name="ce127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BERT-time</text:p>
          </table:table-cell>
          <table:table-cell table:style-name="ce39" office:value-type="float" office:value="93.56" calcext:value-type="float">
            <text:p>93.56</text:p>
          </table:table-cell>
          <table:table-cell table:style-name="ce86"/>
          <table:table-cell table:style-name="ce71" office:value-type="float" office:value="92.21" calcext:value-type="float">
            <text:p>92.21</text:p>
          </table:table-cell>
          <table:table-cell table:style-name="ce65"/>
          <table:table-cell table:style-name="ce39" office:value-type="float" office:value="94.94" calcext:value-type="float">
            <text:p>94.94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6.47" calcext:value-type="float">
            <text:p>96.47</text:p>
          </table:table-cell>
          <table:table-cell table:style-name="ce71"/>
          <table:table-cell table:style-name="ce39" office:value-type="float" office:value="95.08" calcext:value-type="float">
            <text:p>95.08</text:p>
          </table:table-cell>
          <table:table-cell table:style-name="ce86"/>
          <table:table-cell table:style-name="ce65" office:value-type="float" office:value="97.89" calcext:value-type="float">
            <text:p>97.89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130"/>
          <table:table-cell table:style-name="ce142" table:number-columns-repeated="2"/>
          <table:table-cell table:style-name="ce165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46" table:formula="of:=IF([.B24]&lt;&gt;&quot;n/a&quot;; IF([.B24]&lt;&gt;&quot;&quot;; TEXT([.B24]; &quot;0.00&quot;);  &quot;&quot;); &quot;n/a&quot;)" office:value-type="string" office:string-value="93.56" calcext:value-type="string">
            <text:p>93.56</text:p>
          </table:table-cell>
          <table:table-cell table:style-name="ce127" table:formula="of:=IF([.D24]&lt;&gt;&quot;n/a&quot;; IF([.D24]&lt;&gt;&quot;&quot;; TEXT([.D24]; &quot;0.00&quot;);  &quot;&quot;); &quot;n/a&quot;)" office:value-type="string" office:string-value="92.21" calcext:value-type="string">
            <text:p>92.21</text:p>
          </table:table-cell>
          <table:table-cell table:style-name="ce146" table:formula="of:=IF([.F24]&lt;&gt;&quot;n/a&quot;; IF([.F24]&lt;&gt;&quot;&quot;; TEXT([.F24]; &quot;0.00&quot;);  &quot;&quot;); &quot;n/a&quot;)" office:value-type="string" office:string-value="94.94" calcext:value-type="string">
            <text:p>94.94</text:p>
          </table:table-cell>
          <table:table-cell table:style-name="ce127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91"/>
          <table:table-cell table:style-name="ce159" table:formula="of:=IF([.K24]&lt;&gt;&quot;n/a&quot;; IF([.K24]&lt;&gt;&quot;&quot;; TEXT([.K24]; &quot;0.00&quot;);  &quot;&quot;); &quot;n/a&quot;)" office:value-type="string" office:string-value="96.47" calcext:value-type="string">
            <text:p>96.47</text:p>
          </table:table-cell>
          <table:table-cell table:style-name="ce129" table:formula="of:=IF([.M24]&lt;&gt;&quot;n/a&quot;; IF([.M24]&lt;&gt;&quot;&quot;; TEXT([.M24]; &quot;0.00&quot;);  &quot;&quot;); &quot;n/a&quot;)" office:value-type="string" office:string-value="95.08" calcext:value-type="string">
            <text:p>95.08</text:p>
          </table:table-cell>
          <table:table-cell table:style-name="ce127" table:formula="of:=IF([.O24]&lt;&gt;&quot;n/a&quot;; IF([.O24]&lt;&gt;&quot;&quot;; TEXT([.O24]; &quot;0.00&quot;);  &quot;&quot;); &quot;n/a&quot;)" office:value-type="string" office:string-value="97.89" calcext:value-type="string">
            <text:p>97.89</text:p>
          </table:table-cell>
          <table:table-cell table:style-name="ce129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196" table:number-columns-repeated="2"/>
          <table:table-cell table:style-name="ce199"/>
          <table:table-cell table:style-name="ce202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27" table:formula="of:=IF([.B24]&lt;&gt;&quot;n/a&quot;; IF([.B24]&lt;&gt;&quot;&quot;; TEXT([.B24]; &quot;0.00&quot;);  &quot;&quot;); &quot;n/a&quot;)" office:value-type="string" office:string-value="93.56" calcext:value-type="string">
            <text:p>93.56</text:p>
          </table:table-cell>
          <table:table-cell table:style-name="ce129" table:formula="of:=IF([.D24]&lt;&gt;&quot;n/a&quot;; IF([.D24]&lt;&gt;&quot;&quot;; TEXT([.D24]; &quot;0.00&quot;);  &quot;&quot;); &quot;n/a&quot;)" office:value-type="string" office:string-value="92.21" calcext:value-type="string">
            <text:p>92.21</text:p>
          </table:table-cell>
          <table:table-cell table:style-name="ce127" table:formula="of:=IF([.F24]&lt;&gt;&quot;n/a&quot;; IF([.F24]&lt;&gt;&quot;&quot;; TEXT([.F24]; &quot;0.00&quot;);  &quot;&quot;); &quot;n/a&quot;)" office:value-type="string" office:string-value="94.94" calcext:value-type="string">
            <text:p>94.94</text:p>
          </table:table-cell>
          <table:table-cell table:style-name="ce129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75"/>
          <table:table-cell table:style-name="ce129" table:formula="of:=IF([.K24]&lt;&gt;&quot;n/a&quot;; IF([.K24]&lt;&gt;&quot;&quot;; TEXT([.K24]; &quot;0.00&quot;);  &quot;&quot;); &quot;n/a&quot;)" office:value-type="string" office:string-value="96.47" calcext:value-type="string">
            <text:p>96.47</text:p>
          </table:table-cell>
          <table:table-cell table:style-name="ce127" table:formula="of:=IF([.M24]&lt;&gt;&quot;n/a&quot;; IF([.M24]&lt;&gt;&quot;&quot;; TEXT([.M24]; &quot;0.00&quot;);  &quot;&quot;); &quot;n/a&quot;)" office:value-type="string" office:string-value="95.08" calcext:value-type="string">
            <text:p>95.08</text:p>
          </table:table-cell>
          <table:table-cell table:style-name="ce129" table:formula="of:=IF([.O24]&lt;&gt;&quot;n/a&quot;; IF([.O24]&lt;&gt;&quot;&quot;; TEXT([.O24]; &quot;0.00&quot;);  &quot;&quot;); &quot;n/a&quot;)" office:value-type="string" office:string-value="97.89" calcext:value-type="string">
            <text:p>97.89</text:p>
          </table:table-cell>
          <table:table-cell table:style-name="ce127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7"/>
          <table:table-cell table:style-name="ce71" table:number-columns-repeated="17"/>
          <table:table-cell table:style-name="ce43" table:number-columns-repeated="2"/>
          <table:table-cell table:style-name="ce115"/>
          <table:table-cell table:style-name="ce12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1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3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35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35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1"/>
          <table:table-cell table:style-name="ce135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35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35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35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35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35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1"/>
          <table:table-cell table:style-name="ce135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35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35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35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35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35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1"/>
          <table:table-cell table:style-name="ce135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35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35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35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35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35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41"/>
          <table:table-cell table:style-name="ce135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35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35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35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/>
          <table:table-cell table:style-name="ce108" table:number-columns-repeated="2"/>
          <table:table-cell table:style-name="ce124" table:formula="of:=IF([.A30]&lt;&gt;&quot;&quot;; [.A30]; &quot;&quot;)">
            <text:p/>
          </table:table-cell>
          <table:table-cell table:style-name="ce133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3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3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08"/>
          <table:table-cell table:style-name="ce13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3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3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3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1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3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35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35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1"/>
          <table:table-cell table:style-name="ce135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35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35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35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35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35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1"/>
          <table:table-cell table:style-name="ce135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35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35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35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35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35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1"/>
          <table:table-cell table:style-name="ce135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35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35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35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35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35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1"/>
          <table:table-cell table:style-name="ce135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35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35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35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36]&lt;&gt;&quot;&quot;; [.A36]; &quot;&quot;)">
            <text:p/>
          </table:table-cell>
          <table:table-cell table:style-name="ce133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3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3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08"/>
          <table:table-cell table:style-name="ce13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3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3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3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1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35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35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1"/>
          <table:table-cell table:style-name="ce135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35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35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35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35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35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1"/>
          <table:table-cell table:style-name="ce135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35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35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35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35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35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1"/>
          <table:table-cell table:style-name="ce135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35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35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35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35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35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1"/>
          <table:table-cell table:style-name="ce135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35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35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35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2]&lt;&gt;&quot;&quot;; [.A42]; &quot;&quot;)">
            <text:p/>
          </table:table-cell>
          <table:table-cell table:style-name="ce133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3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3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08"/>
          <table:table-cell table:style-name="ce13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3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3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3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1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35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35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1"/>
          <table:table-cell table:style-name="ce135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35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35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35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35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35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1"/>
          <table:table-cell table:style-name="ce135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35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35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35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35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35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1"/>
          <table:table-cell table:style-name="ce135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35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35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35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35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35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1"/>
          <table:table-cell table:style-name="ce135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35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35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35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8]&lt;&gt;&quot;&quot;; [.A48]; &quot;&quot;)">
            <text:p/>
          </table:table-cell>
          <table:table-cell table:style-name="ce133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3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3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08"/>
          <table:table-cell table:style-name="ce13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3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3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3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1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35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35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1"/>
          <table:table-cell table:style-name="ce135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35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35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35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35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35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1"/>
          <table:table-cell table:style-name="ce135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35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35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35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35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35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1"/>
          <table:table-cell table:style-name="ce135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35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35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35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35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35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1"/>
          <table:table-cell table:style-name="ce135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35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35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35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54]&lt;&gt;&quot;&quot;; [.A54]; &quot;&quot;)">
            <text:p/>
          </table:table-cell>
          <table:table-cell table:style-name="ce133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3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3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08"/>
          <table:table-cell table:style-name="ce13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3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3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3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1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35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35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1"/>
          <table:table-cell table:style-name="ce135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35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35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35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35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35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1"/>
          <table:table-cell table:style-name="ce135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35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35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35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35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35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1"/>
          <table:table-cell table:style-name="ce135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35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35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35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35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35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1"/>
          <table:table-cell table:style-name="ce135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35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35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35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60]&lt;&gt;&quot;&quot;; [.A60]; &quot;&quot;)">
            <text:p/>
          </table:table-cell>
          <table:table-cell table:style-name="ce133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3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3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08"/>
          <table:table-cell table:style-name="ce13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3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3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3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1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35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35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1"/>
          <table:table-cell table:style-name="ce135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35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35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35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35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35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1"/>
          <table:table-cell table:style-name="ce135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35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35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35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35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35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1"/>
          <table:table-cell table:style-name="ce135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35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35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35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35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35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1"/>
          <table:table-cell table:style-name="ce135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35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35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35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35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35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41"/>
          <table:table-cell table:style-name="ce135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35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35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35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0:18:34.22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0:40:57.463000000</dc:date>
    <meta:editing-cycles>84</meta:editing-cycles>
    <meta:editing-duration>PT8H20M16S</meta:editing-duration>
    <meta:document-statistic meta:table-count="1" meta:cell-count="1011" meta:object-count="0"/>
  </office:meta>
</office:document-meta>
</file>